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325in" text:min-label-width="0.25in" text:list-level-position-and-space-mode="label-alignment">
          <style:list-level-label-alignment text:label-followed-by="listtab" fo:margin-left="1.5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575in" text:min-label-width="0.25in" text:list-level-position-and-space-mode="label-alignment">
          <style:list-level-label-alignment text:label-followed-by="listtab" fo:margin-left="2.8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825in" text:min-label-width="0.25in" text:list-level-position-and-space-mode="label-alignment">
          <style:list-level-label-alignment text:label-followed-by="listtab" fo:margin-left="3.0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Arial" style:font-name-complex="Arial"/>
    </style:style>
    <style:style style:name="P4" style:parent-style-name="Standard" style:family="paragraph">
      <style:paragraph-properties fo:text-align="justify"/>
      <style:text-properties style:font-name="Arial" style:font-name-complex="Arial"/>
    </style:style>
    <style:style style:name="P5" style:parent-style-name="Standard" style:family="paragraph">
      <style:paragraph-properties fo:text-align="justify"/>
      <style:text-properties style:font-name="Arial" style:font-name-complex="Arial"/>
    </style:style>
    <style:style style:name="P6" style:parent-style-name="Standard" style:family="paragraph">
      <style:paragraph-properties fo:text-align="justify"/>
      <style:text-properties style:font-name="Arial" style:font-name-complex="Arial"/>
    </style:style>
    <style:style style:name="P7" style:parent-style-name="Standard" style:family="paragraph">
      <style:paragraph-properties fo:text-align="justify"/>
      <style:text-properties style:font-name="Arial" style:font-name-complex="Arial"/>
    </style:style>
    <style:style style:name="P8" style:parent-style-name="Standard" style:family="paragraph">
      <style:paragraph-properties fo:text-align="justify"/>
      <style:text-properties style:font-name="Arial" style:font-name-complex="Arial"/>
    </style:style>
    <style:style style:name="P9" style:parent-style-name="Standard" style:family="paragraph">
      <style:paragraph-properties fo:text-align="justify"/>
      <style:text-properties style:font-name="Arial" style:font-name-complex="Arial"/>
    </style:style>
    <style:style style:name="P10" style:parent-style-name="Standard" style:family="paragraph">
      <style:paragraph-properties fo:text-align="justify"/>
      <style:text-properties style:font-name="Arial" style:font-name-complex="Arial"/>
    </style:style>
    <style:style style:name="P11" style:parent-style-name="Standard" style:family="paragraph">
      <style:paragraph-properties fo:text-align="justify"/>
      <style:text-properties style:font-name="Arial" style:font-name-complex="Arial"/>
    </style:style>
    <style:style style:name="P12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3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4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5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6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7" style:parent-style-name="Paragrafoelenco" style:list-style-name="WWNum1" style:family="paragraph">
      <style:paragraph-properties fo:text-align="justify"/>
      <style:text-properties style:font-name="Arial" style:font-name-complex="Arial"/>
    </style:style>
    <style:style style:name="P18" style:parent-style-name="Standard" style:family="paragraph">
      <style:paragraph-properties fo:text-align="justify"/>
      <style:text-properties style:font-name="Arial" style:font-name-complex="Arial"/>
    </style:style>
    <style:style style:name="P19" style:parent-style-name="Standard" style:family="paragraph">
      <style:paragraph-properties fo:text-align="justify"/>
      <style:text-properties style:font-name="Arial" style:font-name-complex="Arial"/>
    </style:style>
    <style:style style:name="P20" style:parent-style-name="Standard" style:family="paragraph">
      <style:paragraph-properties fo:text-align="justify"/>
      <style:text-properties style:font-name="Arial" style:font-name-complex="Arial"/>
    </style:style>
    <style:style style:name="P21" style:parent-style-name="Standard" style:family="paragraph">
      <style:paragraph-properties fo:text-align="justify"/>
      <style:text-properties style:font-name="Arial" style:font-name-complex="Arial"/>
    </style:style>
    <style:style style:name="P22" style:parent-style-name="Standard" style:family="paragraph">
      <style:paragraph-properties fo:text-align="justify"/>
      <style:text-properties style:font-name="Arial" style:font-name-complex="Arial"/>
    </style:style>
    <style:style style:name="P23" style:parent-style-name="Standard" style:family="paragraph">
      <style:paragraph-properties fo:text-align="justify"/>
      <style:text-properties style:font-name="Arial" style:font-name-complex="Arial"/>
    </style:style>
    <style:style style:name="P24" style:parent-style-name="Standard" style:family="paragraph">
      <style:paragraph-properties fo:text-align="justify"/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Standard" style:family="paragraph">
      <style:paragraph-properties fo:text-align="justify"/>
      <style:text-properties style:font-name="Arial" style:font-name-complex="Arial"/>
    </style:style>
    <style:style style:name="P27" style:parent-style-name="Standard" style:family="paragraph">
      <style:paragraph-properties fo:text-align="justify"/>
      <style:text-properties style:font-name="Arial" style:font-name-complex="Arial"/>
    </style:style>
    <style:style style:name="P28" style:parent-style-name="Standard" style:family="paragraph">
      <style:paragraph-properties fo:text-align="justify"/>
      <style:text-properties style:font-name="Arial" style:font-name-complex="Arial"/>
    </style:style>
    <style:style style:name="P29" style:parent-style-name="Standard" style:family="paragraph">
      <style:paragraph-properties fo:text-align="justify"/>
      <style:text-properties style:font-name="Arial" style:font-name-complex="Arial"/>
    </style:style>
    <style:style style:name="P30" style:parent-style-name="Standard" style:family="paragraph">
      <style:paragraph-properties fo:text-align="justify"/>
      <style:text-properties style:font-name="Arial" style:font-name-complex="Arial"/>
    </style:style>
    <style:style style:name="P31" style:parent-style-name="Standard" style:family="paragraph">
      <style:paragraph-properties fo:text-align="justify"/>
      <style:text-properties style:font-name="Arial" style:font-name-complex="Arial"/>
    </style:style>
    <style:style style:name="P32" style:parent-style-name="Standard" style:family="paragraph">
      <style:paragraph-properties fo:text-align="justify"/>
      <style:text-properties style:font-name="Arial" style:font-name-complex="Arial"/>
    </style:style>
    <style:style style:name="P33" style:parent-style-name="Standard" style:family="paragraph">
      <style:paragraph-properties fo:text-align="justify"/>
      <style:text-properties style:font-name="Arial" style:font-name-complex="Arial"/>
    </style:style>
    <style:style style:name="P34" style:parent-style-name="Standard" style:family="paragraph">
      <style:paragraph-properties fo:text-align="justify"/>
      <style:text-properties style:font-name="Arial" style:font-name-complex="Arial"/>
    </style:style>
    <style:style style:name="P35" style:parent-style-name="Standard" style:family="paragraph">
      <style:paragraph-properties fo:text-align="justify"/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</style:style>
    <style:style style:name="P5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7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79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1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2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3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84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5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7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90" style:parent-style-name="Standard" style:family="paragraph">
      <style:paragraph-properties fo:text-align="justify"/>
      <style:text-properties style:font-name="Arial" style:font-name-complex="Arial"/>
    </style:style>
    <style:style style:name="P91" style:parent-style-name="Standard" style:list-style-name="LFO11" style:family="paragraph">
      <style:paragraph-properties fo:text-align="justify"/>
    </style:style>
    <style:style style:name="T92" style:parent-style-name="Car.predefinitoparagrafo" style:family="text">
      <style:text-properties style:font-name="Arial" style:font-name-complex="Arial"/>
    </style:style>
    <style:style style:name="T93" style:parent-style-name="Car.predefinitoparagrafo" style:family="text">
      <style:text-properties style:font-name="Arial" style:font-name-complex="Arial"/>
    </style:style>
    <style:style style:name="P94" style:parent-style-name="Standard" style:list-style-name="LFO11" style:family="paragraph">
      <style:paragraph-properties fo:text-align="justify"/>
      <style:text-properties style:font-name="Arial" style:font-name-complex="Arial"/>
    </style:style>
    <style:style style:name="P95" style:parent-style-name="Standard" style:list-style-name="LFO11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96" style:parent-style-name="Standard" style:family="paragraph">
      <style:paragraph-properties fo:text-align="justify">
        <style:tab-stops>
          <style:tab-stop style:type="left" style:position="0.802in"/>
        </style:tab-stops>
      </style:paragraph-properties>
      <style:text-properties style:font-name="Arial" style:font-name-complex="Arial"/>
    </style:style>
    <style:style style:name="P97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98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</style:style>
    <style:style style:name="T99" style:parent-style-name="Car.predefinitoparagrafo" style:family="text">
      <style:text-properties style:font-name="Arial" style:font-name-complex="Arial"/>
    </style:style>
    <style:style style:name="T100" style:parent-style-name="Car.predefinitoparagrafo" style:family="text">
      <style:text-properties style:font-name="Arial" style:font-name-complex="Arial"/>
    </style:style>
    <style:style style:name="P101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102" style:parent-style-name="Standard" style:list-style-name="LFO12" style:family="paragraph">
      <style:paragraph-properties fo:text-align="justify">
        <style:tab-stops>
          <style:tab-stop style:type="left" style:position="-0.1979in"/>
        </style:tab-stops>
      </style:paragraph-properties>
      <style:text-properties style:font-name="Arial" style:font-name-complex="Arial"/>
    </style:style>
    <style:style style:name="P103" style:parent-style-name="Standard" style:family="paragraph">
      <style:paragraph-properties fo:text-align="justify"/>
      <style:text-properties style:font-name="Arial" style:font-name-complex="Arial"/>
    </style:style>
    <style:style style:name="P104" style:parent-style-name="Standard" style:family="paragraph">
      <style:paragraph-properties fo:text-align="justify"/>
      <style:text-properties style:font-name="Arial" style:font-name-complex="Arial" fo:font-style="italic" style:font-style-asian="italic"/>
    </style:style>
    <style:style style:name="P105" style:parent-style-name="Standard" style:family="paragraph">
      <style:paragraph-properties fo:text-align="justify"/>
      <style:text-properties style:font-name="Arial" style:font-name-complex="Arial"/>
    </style:style>
    <style:style style:name="P106" style:parent-style-name="Standard" style:family="paragraph">
      <style:paragraph-properties fo:text-align="justify"/>
      <style:text-properties style:font-name="Arial" style:font-name-complex="Arial"/>
    </style:style>
    <style:style style:name="P107" style:parent-style-name="Standard" style:family="paragraph">
      <style:paragraph-properties fo:text-align="justify"/>
      <style:text-properties style:font-name="Arial" style:font-name-complex="Arial"/>
    </style:style>
    <style:style style:name="P108" style:parent-style-name="Standard" style:family="paragraph">
      <style:paragraph-properties fo:text-align="justify"/>
      <style:text-properties style:font-name="Arial" style:font-name-complex="Arial"/>
    </style:style>
    <style:style style:name="P109" style:parent-style-name="Standard" style:family="paragraph">
      <style:paragraph-properties fo:text-align="justify"/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/>
    </style:style>
    <style:style style:name="P113" style:parent-style-name="Standard" style:family="paragraph">
      <style:paragraph-properties fo:text-align="justify"/>
      <style:text-properties style:font-name="Arial" style:font-name-complex="Arial"/>
    </style:style>
    <style:style style:name="P114" style:parent-style-name="Standard" style:family="paragraph">
      <style:paragraph-properties fo:text-align="justify"/>
      <style:text-properties style:font-name="Arial" style:font-name-complex="Arial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P116" style:parent-style-name="Standard" style:family="paragraph">
      <style:paragraph-properties fo:text-align="justify"/>
      <style:text-properties style:font-name="Arial" style:font-name-complex="Arial"/>
    </style:style>
    <style:style style:name="P117" style:parent-style-name="Standard" style:family="paragraph">
      <style:paragraph-properties fo:text-align="justify"/>
      <style:text-properties style:font-name="Arial" style:font-name-complex="Arial"/>
    </style:style>
    <style:style style:name="P118" style:parent-style-name="Standard" style:family="paragraph">
      <style:paragraph-properties fo:text-align="justify"/>
      <style:text-properties style:font-name="Arial" style:font-name-complex="Arial"/>
    </style:style>
    <style:style style:name="P119" style:parent-style-name="Standard" style:family="paragraph">
      <style:paragraph-properties fo:text-align="justify"/>
      <style:text-properties style:font-name="Arial" style:font-name-complex="Arial"/>
    </style:style>
    <style:style style:name="P120" style:parent-style-name="Standard" style:family="paragraph">
      <style:paragraph-properties fo:text-align="justify"/>
      <style:text-properties style:font-name="Arial" style:font-name-complex="Arial"/>
    </style:style>
    <style:style style:name="P121" style:parent-style-name="Standard" style:family="paragraph">
      <style:paragraph-properties fo:text-align="justify"/>
      <style:text-properties style:font-name="Arial" style:font-name-complex="Arial"/>
    </style:style>
    <style:style style:name="P122" style:parent-style-name="Standard" style:family="paragraph">
      <style:paragraph-properties fo:text-align="justify"/>
      <style:text-properties style:font-name="Arial" style:font-name-complex="Arial"/>
    </style:style>
    <style:style style:name="P123" style:parent-style-name="Standard" style:family="paragraph">
      <style:paragraph-properties fo:text-align="justify"/>
      <style:text-properties style:font-name="Arial" style:font-name-complex="Arial"/>
    </style:style>
    <style:style style:name="P124" style:parent-style-name="Standard" style:family="paragraph">
      <style:paragraph-properties fo:text-align="justify"/>
      <style:text-properties style:font-name="Arial" style:font-name-complex="Arial"/>
    </style:style>
    <style:style style:name="P125" style:parent-style-name="Standard" style:family="paragraph">
      <style:paragraph-properties fo:text-align="justify"/>
      <style:text-properties style:font-name="Arial" style:font-name-complex="Arial"/>
    </style:style>
    <style:style style:name="P126" style:parent-style-name="Standard" style:family="paragraph">
      <style:paragraph-properties fo:text-align="justify"/>
      <style:text-properties style:font-name="Arial" style:font-name-complex="Arial"/>
    </style:style>
    <style:style style:name="P127" style:parent-style-name="Standard" style:family="paragraph">
      <style:paragraph-properties fo:text-align="justify"/>
      <style:text-properties style:font-name="Arial" style:font-name-complex="Arial"/>
    </style:style>
    <style:style style:name="P128" style:parent-style-name="Standard" style:family="paragraph">
      <style:paragraph-properties fo:text-align="justify"/>
      <style:text-properties style:font-name="Arial" style:font-name-complex="Arial"/>
    </style:style>
    <style:style style:name="P129" style:parent-style-name="Standard" style:family="paragraph">
      <style:paragraph-properties fo:text-align="justify"/>
      <style:text-properties style:font-name="Arial" style:font-name-complex="Arial"/>
    </style:style>
    <style:style style:name="P130" style:parent-style-name="Standard" style:family="paragraph">
      <style:paragraph-properties fo:text-align="justify"/>
      <style:text-properties style:font-name="Arial" style:font-name-complex="Arial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Standard" style:family="paragraph">
      <style:paragraph-properties fo:text-align="justify"/>
      <style:text-properties style:font-name="Arial" style:font-name-complex="Arial"/>
    </style:style>
    <style:style style:name="P133" style:parent-style-name="Standard" style:family="paragraph">
      <style:paragraph-properties fo:text-align="justify"/>
      <style:text-properties style:font-name="Arial" style:font-name-complex="Arial"/>
    </style:style>
    <style:style style:name="P134" style:parent-style-name="Standard" style:family="paragraph">
      <style:paragraph-properties fo:text-align="justify"/>
      <style:text-properties style:font-name="Arial" style:font-name-complex="Arial"/>
    </style:style>
    <style:style style:name="P135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36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37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8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39" style:parent-style-name="Paragrafoelenco" style:list-style-name="WWNum3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0" style:parent-style-name="Standard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/>
    </style:style>
    <style:style style:name="P141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3" style:parent-style-name="Paragrafoelenco" style:list-style-name="WWNum12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6" style:parent-style-name="Paragrafoelenco" style:list-style-name="LFO15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48" style:parent-style-name="Paragrafoelenco" style:list-style-name="LFO15" style:family="paragraph">
      <style:paragraph-properties fo:text-align="justify">
        <style:tab-stops>
          <style:tab-stop style:type="left" style:position="0.9583in"/>
        </style:tab-stops>
      </style:paragraph-properties>
    </style:style>
    <style:style style:name="T149" style:parent-style-name="Car.predefinitoparagrafo" style:family="text">
      <style:text-properties style:font-name="Arial" style:font-name-complex="Arial"/>
    </style:style>
    <style:style style:name="T150" style:parent-style-name="Car.predefinitoparagrafo" style:family="text">
      <style:text-properties style:font-name="Arial" style:font-name-complex="Arial"/>
    </style:style>
    <style:style style:name="T151" style:parent-style-name="Car.predefinitoparagrafo" style:family="text">
      <style:text-properties style:font-name="Arial" style:font-name-complex="Arial"/>
    </style:style>
    <style:style style:name="T152" style:parent-style-name="Car.predefinitoparagrafo" style:family="text">
      <style:text-properties style:font-name="Arial" style:font-name-complex="Arial" fo:background-color="#81D41A"/>
    </style:style>
    <style:style style:name="T153" style:parent-style-name="Car.predefinitoparagrafo" style:family="text">
      <style:text-properties style:font-name="Arial" style:font-name-complex="Arial"/>
    </style:style>
    <style:style style:name="T154" style:parent-style-name="Car.predefinitoparagrafo" style:family="text">
      <style:text-properties style:font-name="Arial" style:font-name-complex="Arial"/>
    </style:style>
    <style:style style:name="T155" style:parent-style-name="Car.predefinitoparagrafo" style:family="text">
      <style:text-properties style:font-name="Arial" style:font-name-complex="Arial"/>
    </style:style>
    <style:style style:name="T156" style:parent-style-name="Car.predefinitoparagrafo" style:family="text">
      <style:text-properties style:font-name="Arial" style:font-name-complex="Arial" fo:background-color="#81D41A"/>
    </style:style>
    <style:style style:name="P15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58" style:parent-style-name="Car.predefinitoparagrafo" style:family="text">
      <style:text-properties style:font-name="Arial" style:font-name-complex="Arial" fo:background-color="#FFFF00"/>
    </style:style>
    <style:style style:name="T159" style:parent-style-name="Car.predefinitoparagrafo" style:family="text">
      <style:text-properties style:font-name="Arial" style:font-name-complex="Arial" fo:background-color="#FFFF00"/>
    </style:style>
    <style:style style:name="T160" style:parent-style-name="Car.predefinitoparagrafo" style:family="text">
      <style:text-properties style:font-name="Arial" style:font-name-complex="Arial"/>
    </style:style>
    <style:style style:name="T161" style:parent-style-name="Car.predefinitoparagrafo" style:family="text">
      <style:text-properties style:font-name="Arial" style:font-name-complex="Arial" fo:background-color="#81D41A"/>
    </style:style>
    <style:style style:name="T162" style:parent-style-name="Car.predefinitoparagrafo" style:family="text">
      <style:text-properties style:font-name="Arial" style:font-name-complex="Arial" fo:background-color="#00FFFF"/>
    </style:style>
    <style:style style:name="P163" style:parent-style-name="Paragrafoelenco" style:list-style-name="LFO15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65" style:parent-style-name="Paragrafoelenco" style:list-style-name="LFO16" style:family="paragraph">
      <style:paragraph-properties fo:text-align="justify">
        <style:tab-stops>
          <style:tab-stop style:type="left" style:position="0.9736in"/>
        </style:tab-stops>
      </style:paragraph-properties>
      <style:text-properties style:font-name="Arial" style:font-name-complex="Arial"/>
    </style:style>
    <style:style style:name="P166" style:parent-style-name="Paragrafoelenco" style:list-style-name="LFO16" style:family="paragraph">
      <style:paragraph-properties fo:text-align="justify">
        <style:tab-stops>
          <style:tab-stop style:type="left" style:position="0.9736in"/>
        </style:tab-stops>
      </style:paragraph-properties>
      <style:text-properties style:font-name="Arial" style:font-name-complex="Arial"/>
    </style:style>
    <style:style style:name="P167" style:parent-style-name="Normale" style:family="paragraph">
      <style:paragraph-properties fo:text-align="justify">
        <style:tab-stops>
          <style:tab-stop style:type="left" style:position="2.943in"/>
        </style:tab-stops>
      </style:paragraph-properties>
      <style:text-properties style:font-name="Arial" style:font-name-complex="Arial"/>
    </style:style>
    <style:style style:name="P168" style:parent-style-name="Paragrafoelenco" style:list-style-name="LFO17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169" style:parent-style-name="Car.predefinitoparagrafo" style:family="text">
      <style:text-properties style:font-name="Arial" style:font-name-complex="Arial"/>
    </style:style>
    <style:style style:name="T170" style:parent-style-name="Car.predefinitoparagrafo" style:family="text">
      <style:text-properties style:font-name="Arial" style:font-name-complex="Arial"/>
    </style:style>
    <style:style style:name="P171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2" style:parent-style-name="Normale" style:family="paragraph">
      <style:paragraph-properties fo:text-align="justify" fo:margin-left="0.5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4" style:parent-style-name="Paragrafoelenco" style:list-style-name="LFO17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7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6" style:parent-style-name="Paragrafoelenco" style:list-style-name="LFO17" style:family="paragraph">
      <style:paragraph-properties fo:text-align="justify">
        <style:tab-stops>
          <style:tab-stop style:type="left" style:position="0.9583in"/>
        </style:tab-stops>
      </style:paragraph-properties>
      <style:text-properties style:font-name="Arial" style:font-name-complex="Arial"/>
    </style:style>
    <style:style style:name="P17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7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8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9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19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19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style="italic" style:font-style-asian="italic" style:font-style-complex="italic"/>
    </style:style>
    <style:style style:name="P2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15" style:parent-style-name="Car.predefinitoparagrafo" style:family="text">
      <style:text-properties style:font-name="Arial" style:font-name-complex="Arial" fo:language="en" fo:country="US"/>
    </style:style>
    <style:style style:name="T216" style:parent-style-name="Car.predefinitoparagrafo" style:family="text">
      <style:text-properties style:font-name="Arial" style:font-name-complex="Arial"/>
    </style:style>
    <style:style style:name="P2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24" style:parent-style-name="Car.predefinitoparagrafo" style:family="text">
      <style:text-properties style:font-name="Arial" style:font-name-complex="Arial" fo:language="en" fo:country="US"/>
    </style:style>
    <style:style style:name="T225" style:parent-style-name="Car.predefinitoparagrafo" style:family="text">
      <style:text-properties style:font-name="Arial" style:font-name-complex="Arial"/>
    </style:style>
    <style:style style:name="P2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34" style:parent-style-name="Car.predefinitoparagrafo" style:family="text">
      <style:text-properties style:font-name="Arial" style:font-name-complex="Arial" fo:language="en" fo:country="US"/>
    </style:style>
    <style:style style:name="T235" style:parent-style-name="Car.predefinitoparagrafo" style:family="text">
      <style:text-properties style:font-name="Arial" style:font-name-complex="Arial"/>
    </style:style>
    <style:style style:name="P2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268" style:parent-style-name="Car.predefinitoparagrafo" style:family="text">
      <style:text-properties style:font-name="Arial" style:font-name-complex="Arial"/>
    </style:style>
    <style:style style:name="T269" style:parent-style-name="Car.predefinitoparagrafo" style:family="text">
      <style:text-properties style:font-name="Arial" style:font-name-complex="Arial" fo:language="en" fo:country="US"/>
    </style:style>
    <style:style style:name="P2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2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2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4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363" style:parent-style-name="Car.predefinitoparagrafo" style:family="text">
      <style:text-properties style:font-name="Arial" style:font-name-complex="Arial"/>
    </style:style>
    <style:style style:name="T364" style:parent-style-name="Car.predefinitoparagrafo" style:family="text">
      <style:text-properties style:font-name="Arial" style:font-name-complex="Arial" fo:language="en" fo:country="US"/>
    </style:style>
    <style:style style:name="P3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3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368" style:parent-style-name="Car.predefinitoparagrafo" style:family="text">
      <style:text-properties style:font-name="Arial" style:font-name-complex="Arial" fo:language="en" fo:country="US"/>
    </style:style>
    <style:style style:name="T369" style:parent-style-name="Car.predefinitoparagrafo" style:family="text">
      <style:text-properties style:font-name="Arial" style:font-name-complex="Arial"/>
    </style:style>
    <style:style style:name="P3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3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03" style:parent-style-name="Car.predefinitoparagrafo" style:family="text">
      <style:text-properties style:font-name="Arial" style:font-name-complex="Arial"/>
    </style:style>
    <style:style style:name="T404" style:parent-style-name="Car.predefinitoparagrafo" style:family="text">
      <style:text-properties style:font-name="Arial" style:font-name-complex="Arial" fo:language="en" fo:country="US"/>
    </style:style>
    <style:style style:name="T405" style:parent-style-name="Car.predefinitoparagrafo" style:family="text">
      <style:text-properties style:font-name="Arial" style:font-name-complex="Arial" fo:language="en" fo:country="US"/>
    </style:style>
    <style:style style:name="P4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08" style:parent-style-name="Car.predefinitoparagrafo" style:family="text">
      <style:text-properties style:font-name="Arial" style:font-name-complex="Arial" fo:language="en" fo:country="US"/>
    </style:style>
    <style:style style:name="T409" style:parent-style-name="Car.predefinitoparagrafo" style:family="text">
      <style:text-properties style:font-name="Arial" style:font-name-complex="Arial"/>
    </style:style>
    <style:style style:name="P4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11" style:parent-style-name="Car.predefinitoparagrafo" style:family="text">
      <style:text-properties style:font-name="Arial" style:font-name-complex="Arial"/>
    </style:style>
    <style:style style:name="T412" style:parent-style-name="Car.predefinitoparagrafo" style:family="text">
      <style:text-properties style:font-name="Arial" style:font-name-complex="Arial" fo:language="en" fo:country="US"/>
    </style:style>
    <style:style style:name="P4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16" style:parent-style-name="Car.predefinitoparagrafo" style:family="text">
      <style:text-properties style:font-name="Arial" style:font-name-complex="Arial" fo:language="en" fo:country="US"/>
    </style:style>
    <style:style style:name="T417" style:parent-style-name="Car.predefinitoparagrafo" style:family="text">
      <style:text-properties style:font-name="Arial" style:font-name-complex="Arial"/>
    </style:style>
    <style:style style:name="P4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43" style:parent-style-name="Car.predefinitoparagrafo" style:family="text">
      <style:text-properties style:font-name="Arial" style:font-name-complex="Arial"/>
    </style:style>
    <style:style style:name="T444" style:parent-style-name="Car.predefinitoparagrafo" style:family="text">
      <style:text-properties style:font-name="Arial" style:font-name-complex="Arial" fo:language="en" fo:country="US"/>
    </style:style>
    <style:style style:name="P4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4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49" style:parent-style-name="Car.predefinitoparagrafo" style:family="text">
      <style:text-properties style:font-name="Arial" style:font-name-complex="Arial" fo:language="en" fo:country="US"/>
    </style:style>
    <style:style style:name="T450" style:parent-style-name="Car.predefinitoparagrafo" style:family="text">
      <style:text-properties style:font-name="Arial" style:font-name-complex="Arial"/>
    </style:style>
    <style:style style:name="P4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4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94" style:parent-style-name="Car.predefinitoparagrafo" style:family="text">
      <style:text-properties style:font-name="Arial" style:font-name-complex="Arial"/>
    </style:style>
    <style:style style:name="T495" style:parent-style-name="Car.predefinitoparagrafo" style:family="text">
      <style:text-properties style:font-name="Arial" style:font-name-complex="Arial" fo:language="en" fo:country="US"/>
    </style:style>
    <style:style style:name="P4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9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49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499" style:parent-style-name="Car.predefinitoparagrafo" style:family="text">
      <style:text-properties style:font-name="Arial" style:font-name-complex="Arial" fo:language="en" fo:country="US"/>
    </style:style>
    <style:style style:name="T500" style:parent-style-name="Car.predefinitoparagrafo" style:family="text">
      <style:text-properties style:font-name="Arial" style:font-name-complex="Arial"/>
    </style:style>
    <style:style style:name="P5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06" style:parent-style-name="Car.predefinitoparagrafo" style:family="text">
      <style:text-properties style:font-name="Arial" style:font-name-complex="Arial"/>
    </style:style>
    <style:style style:name="T507" style:parent-style-name="Car.predefinitoparagrafo" style:family="text">
      <style:text-properties style:font-name="Arial" style:font-name-complex="Arial" fo:language="en" fo:country="US"/>
    </style:style>
    <style:style style:name="P5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10" style:parent-style-name="Car.predefinitoparagrafo" style:family="text">
      <style:text-properties style:font-name="Arial" style:font-name-complex="Arial" fo:language="en" fo:country="US"/>
    </style:style>
    <style:style style:name="T511" style:parent-style-name="Car.predefinitoparagrafo" style:family="text">
      <style:text-properties style:font-name="Arial" style:font-name-complex="Arial"/>
    </style:style>
    <style:style style:name="P5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30" style:parent-style-name="Car.predefinitoparagrafo" style:family="text">
      <style:text-properties style:font-name="Arial" style:font-name-complex="Arial"/>
    </style:style>
    <style:style style:name="T531" style:parent-style-name="Car.predefinitoparagrafo" style:family="text">
      <style:text-properties style:font-name="Arial" style:font-name-complex="Arial" fo:language="en" fo:country="US"/>
    </style:style>
    <style:style style:name="P53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35" style:parent-style-name="Car.predefinitoparagrafo" style:family="text">
      <style:text-properties style:font-name="Arial" style:font-name-complex="Arial" fo:language="en" fo:country="US"/>
    </style:style>
    <style:style style:name="T536" style:parent-style-name="Car.predefinitoparagrafo" style:family="text">
      <style:text-properties style:font-name="Arial" style:font-name-complex="Arial"/>
    </style:style>
    <style:style style:name="P5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3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42" style:parent-style-name="Car.predefinitoparagrafo" style:family="text">
      <style:text-properties style:font-name="Arial" style:font-name-complex="Arial"/>
    </style:style>
    <style:style style:name="T543" style:parent-style-name="Car.predefinitoparagrafo" style:family="text">
      <style:text-properties style:font-name="Arial" style:font-name-complex="Arial" fo:language="en" fo:country="US"/>
    </style:style>
    <style:style style:name="P5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4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4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48" style:parent-style-name="Car.predefinitoparagrafo" style:family="text">
      <style:text-properties style:font-name="Arial" style:font-name-complex="Arial" fo:language="en" fo:country="US"/>
    </style:style>
    <style:style style:name="T549" style:parent-style-name="Car.predefinitoparagrafo" style:family="text">
      <style:text-properties style:font-name="Arial" style:font-name-complex="Arial"/>
    </style:style>
    <style:style style:name="P5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6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6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7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73" style:parent-style-name="Car.predefinitoparagrafo" style:family="text">
      <style:text-properties style:font-name="Arial" style:font-name-complex="Arial"/>
    </style:style>
    <style:style style:name="T574" style:parent-style-name="Car.predefinitoparagrafo" style:family="text">
      <style:text-properties style:font-name="Arial" style:font-name-complex="Arial" fo:language="en" fo:country="US"/>
    </style:style>
    <style:style style:name="T575" style:parent-style-name="Car.predefinitoparagrafo" style:family="text">
      <style:text-properties style:font-name="Arial" style:font-name-complex="Arial" fo:language="en" fo:country="US"/>
    </style:style>
    <style:style style:name="P57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7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7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7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58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81" style:parent-style-name="Car.predefinitoparagrafo" style:family="text">
      <style:text-properties style:font-name="Arial" style:font-name-complex="Arial" fo:language="en" fo:country="US"/>
    </style:style>
    <style:style style:name="T582" style:parent-style-name="Car.predefinitoparagrafo" style:family="text">
      <style:text-properties style:font-name="Arial" style:font-name-complex="Arial"/>
    </style:style>
    <style:style style:name="P58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8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59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597" style:parent-style-name="Car.predefinitoparagrafo" style:family="text">
      <style:text-properties style:font-name="Arial" style:font-name-complex="Arial"/>
    </style:style>
    <style:style style:name="T598" style:parent-style-name="Car.predefinitoparagrafo" style:family="text">
      <style:text-properties style:font-name="Arial" style:font-name-complex="Arial" fo:language="en" fo:country="US"/>
    </style:style>
    <style:style style:name="P59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0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0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02" style:parent-style-name="Car.predefinitoparagrafo" style:family="text">
      <style:text-properties style:font-name="Arial" style:font-name-complex="Arial" fo:language="en" fo:country="US"/>
    </style:style>
    <style:style style:name="T603" style:parent-style-name="Car.predefinitoparagrafo" style:family="text">
      <style:text-properties style:font-name="Arial" style:font-name-complex="Arial"/>
    </style:style>
    <style:style style:name="T604" style:parent-style-name="Car.predefinitoparagrafo" style:family="text">
      <style:text-properties style:font-name="Arial" style:font-name-complex="Arial"/>
    </style:style>
    <style:style style:name="P60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0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1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2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24" style:parent-style-name="Car.predefinitoparagrafo" style:family="text">
      <style:text-properties style:font-name="Arial" style:font-name-complex="Arial"/>
    </style:style>
    <style:style style:name="T625" style:parent-style-name="Car.predefinitoparagrafo" style:family="text">
      <style:text-properties style:font-name="Arial" style:font-name-complex="Arial" fo:language="en" fo:country="US"/>
    </style:style>
    <style:style style:name="P62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2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2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2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3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31" style:parent-style-name="Car.predefinitoparagrafo" style:family="text">
      <style:text-properties style:font-name="Arial" style:font-name-complex="Arial" fo:language="en" fo:country="US"/>
    </style:style>
    <style:style style:name="T632" style:parent-style-name="Car.predefinitoparagrafo" style:family="text">
      <style:text-properties style:font-name="Arial" style:font-name-complex="Arial"/>
    </style:style>
    <style:style style:name="P63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5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3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38" style:parent-style-name="Car.predefinitoparagrafo" style:family="text">
      <style:text-properties style:font-name="Arial" style:font-name-complex="Arial"/>
    </style:style>
    <style:style style:name="T639" style:parent-style-name="Car.predefinitoparagrafo" style:family="text">
      <style:text-properties style:font-name="Arial" style:font-name-complex="Arial"/>
    </style:style>
    <style:style style:name="T640" style:parent-style-name="Car.predefinitoparagrafo" style:family="text">
      <style:text-properties style:font-name="Arial" style:font-name-complex="Arial" fo:language="en" fo:country="US"/>
    </style:style>
    <style:style style:name="P64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4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4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44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45" style:parent-style-name="Car.predefinitoparagrafo" style:family="text">
      <style:text-properties style:font-name="Arial" style:font-name-complex="Arial" fo:language="en" fo:country="US"/>
    </style:style>
    <style:style style:name="T646" style:parent-style-name="Car.predefinitoparagrafo" style:family="text">
      <style:text-properties style:font-name="Arial" style:font-name-complex="Arial"/>
    </style:style>
    <style:style style:name="P64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48" style:parent-style-name="Car.predefinitoparagrafo" style:family="text">
      <style:text-properties style:font-name="Arial" style:font-name-complex="Arial"/>
    </style:style>
    <style:style style:name="T649" style:parent-style-name="Car.predefinitoparagrafo" style:family="text">
      <style:text-properties style:font-name="Arial" style:font-name-complex="Arial" fo:language="en" fo:country="US"/>
    </style:style>
    <style:style style:name="P650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1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2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 fo:language="en" fo:country="US"/>
    </style:style>
    <style:style style:name="P653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</style:style>
    <style:style style:name="T654" style:parent-style-name="Car.predefinitoparagrafo" style:family="text">
      <style:text-properties style:font-name="Arial" style:font-name-complex="Arial" fo:language="en" fo:country="US"/>
    </style:style>
    <style:style style:name="T655" style:parent-style-name="Car.predefinitoparagrafo" style:family="text">
      <style:text-properties style:font-name="Arial" style:font-name-complex="Arial"/>
    </style:style>
    <style:style style:name="P656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7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8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59" style:parent-style-name="Paragrafoelenco" style:family="paragraph">
      <style:paragraph-properties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6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6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7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8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5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6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7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8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699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0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1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2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3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4" style:parent-style-name="Paragrafoelenco" style:family="paragraph">
      <style:paragraph-properties fo:text-align="justify" fo:margin-left="0in">
        <style:tab-stops>
          <style:tab-stop style:type="left" style:position="1.9583in"/>
        </style:tab-stops>
      </style:paragraph-properties>
      <style:text-properties style:font-name="Arial" style:font-name-complex="Arial"/>
    </style:style>
    <style:style style:name="P70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0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0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0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0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1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1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1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13" style:parent-style-name="Car.predefinitoparagrafo" style:family="text">
      <style:text-properties style:font-name="Courier New" style:font-name-complex="Arial" fo:font-size="9pt" style:font-size-asian="9pt" style:font-size-complex="9pt" fo:language="en" fo:country="US"/>
    </style:style>
    <style:style style:name="P71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1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1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 fo:language="en" fo:country="US"/>
    </style:style>
    <style:style style:name="P71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18" style:parent-style-name="Car.predefinitoparagrafo" style:family="text">
      <style:text-properties style:font-name="Courier New" style:font-name-complex="Arial" fo:font-size="9pt" style:font-size-asian="9pt" style:font-size-complex="9pt" fo:language="en" fo:country="US"/>
    </style:style>
    <style:style style:name="T71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2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2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2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30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31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3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3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4" style:parent-style-name="Paragrafoelenco" style:list-style-name="LFO18" style:family="paragraph">
      <style:paragraph-properties fo:text-align="justify">
        <style:tab-stops>
          <style:tab-stop style:type="left" style:position="1.383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3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3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3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3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3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4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4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4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43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4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4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46" style:parent-style-name="Paragrafoelenco" style:list-style-name="LFO19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4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0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5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5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54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5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5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5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58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5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6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6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6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6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6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0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71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7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7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7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7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7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88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78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79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79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94" style:parent-style-name="Paragrafoelenco" style:list-style-name="LFO20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95" style:parent-style-name="Paragrafoelenco" style:list-style-name="LFO21" style:family="paragraph">
      <style:paragraph-properties fo:text-align="justify">
        <style:tab-stops>
          <style:tab-stop style:type="left" style:position="1.4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79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79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79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07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08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0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1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1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18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1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2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2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2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2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2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2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2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37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38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3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4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4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48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49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5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51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52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53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54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55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6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57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8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59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1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2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3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64" style:parent-style-name="Car.predefinitoparagrafo" style:family="text">
      <style:text-properties style:font-name="Courier New" style:font-name-complex="Arial" style:text-position="super 66.6%" fo:font-size="9pt" style:font-size-asian="9pt" style:font-size-complex="9pt"/>
    </style:style>
    <style:style style:name="T865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66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6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68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69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</style:style>
    <style:style style:name="T870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T871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72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73" style:parent-style-name="Car.predefinitoparagrafo" style:family="text">
      <style:text-properties style:font-name="Courier New" style:font-name-complex="Arial" style:text-position="sub 66.6%" fo:font-size="9pt" style:font-size-asian="9pt" style:font-size-complex="9pt"/>
    </style:style>
    <style:style style:name="T874" style:parent-style-name="Car.predefinitoparagrafo" style:family="text">
      <style:text-properties style:font-name="Courier New" style:font-name-complex="Arial" fo:font-size="9pt" style:font-size-asian="9pt" style:font-size-complex="9pt"/>
    </style:style>
    <style:style style:name="P875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76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name="P877" style:parent-style-name="Paragrafoelenco" style:family="paragraph">
      <style:paragraph-properties fo:text-align="justify">
        <style:tab-stops>
          <style:tab-stop style:type="left" style:position="1.9583in"/>
        </style:tab-stops>
      </style:paragraph-properties>
      <style:text-properties style:font-name="Courier New" style:font-name-complex="Arial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GETTO PER IL CORSO DI PROGRAMMAZIONE PROCEDURALE</text:p>
      <text:p text:style-name="P2"/>
      <text:p text:style-name="P3">Sessione invernale 2022/2023.</text:p>
      <text:p text:style-name="P4"/>
      <text:p text:style-name="P5">Studenti: Geri Elisa, Spinetta Marco.</text:p>
      <text:p text:style-name="P6"/>
      <text:p text:style-name="P7">Numero di matricola: 299431, 298952.</text:p>
      <text:p text:style-name="P8"/>
      <text:p text:style-name="P9">Iscritti al 1° anno<text:s/>fuori corso del corso di laurea triennale in INFORMATICA APPLICATA.</text:p>
      <text:p text:style-name="P10"/>
      <text:p text:style-name="P11">Indice:</text:p>
      <text:list text:style-name="WWNum1">
        <text:list-item text:start-value="1">
          <text:p text:style-name="P12">Specifica del problema……………………………………...…....…..…...……….</text:p>
        </text:list-item>
        <text:list-item>
          <text:p text:style-name="P13">Analisi del problema………………………………………………....….…...….….</text:p>
        </text:list-item>
        <text:list-item>
          <text:p text:style-name="P14">Progettazione dell’algoritmo…………………………………………...………..…</text:p>
        </text:list-item>
        <text:list-item>
          <text:p text:style-name="P15">Implementazione<text:s/>dell’algoritmo……………………………………………………</text:p>
        </text:list-item>
        <text:list-item>
          <text:p text:style-name="P16">Testing del programma……………………………………………………………</text:p>
        </text:list-item>
        <text:list-item>
          <text:p text:style-name="P17">Verifica del programma……………………………………………………………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1. Specifica del problema</text:p>
      <text:p text:style-name="P52"/>
      <text:p text:style-name="P53">La congettura di Beal asserisce che se a x + b y = c z dove a, b, c,<text:s/>x, y, z ∈ N con a, b, c ≥ 1 e x, y, z ≥ 3, allora a, b, c hanno un fattore primo in comune. La congettura di Collatz asserisce che la funzione f : N&gt;0 → N&gt;0 definita ponendo f(n) = n/2 se n è pari ed f(n) = 3 · n + 1 se n è dispari genera 1 dopo un numero<text:s/>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<text:s/>della differenza tra i due numeri che il quadrato del logaritmo naturale del più piccolo dei due numeri)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2. Analisi del problema</text:p>
      <text:p text:style-name="P89">Dati di ingresso del problema:</text:p>
      <text:p text:style-name="P90">I dati di ingresso del problema sono:</text:p>
      <text:list text:style-name="LFO11" text:continue-numbering="true">
        <text:list-item>
          <text:p text:style-name="P91"><text:span text:style-name="T92">nel primo caso<text:s/></text:span><text:span text:style-name="T93">l’acquisizione di <text:s/>a, b, c, x, y, z</text:span></text:p>
        </text:list-item>
        <text:list-item>
          <text:p text:style-name="P94">nel secondo caso l’acquisizione di un numero intero n &gt; 0</text:p>
        </text:list-item>
        <text:list-item>
          <text:p text:style-name="P95">nel terzo caso l’acquisizione di due numeri primi consecutivi ≥ 11</text:p>
        </text:list-item>
      </text:list>
      <text:p text:style-name="P96"/>
      <text:p text:style-name="P97">Dati di uscita del problema:</text:p>
      <text:list text:style-name="LFO12" text:continue-numbering="true">
        <text:list-item>
          <text:p text:style-name="P98"><text:span text:style-name="T99">nel primo caso se non vale a x + b y = c z , il programma lo stam</text:span><text:span text:style-name="T100">pa sullo schermo e poi verifica comunque se a, b, c hanno un fattore primo in comune e ne stampa anche qui l’esito sullo schermo</text:span></text:p>
        </text:list-item>
        <text:list-item>
          <text:p text:style-name="P101">nel secondo caso <text:s/>il programma stampa sullo schermo tutti i numeri generati</text:p>
        </text:list-item>
        <text:list-item>
          <text:p text:style-name="P102">nel terzo caso <text:s/>il programma stampa sullo schermo sia il valore assoluto della differenza tra i due numeri che il quadrato del logaritmo naturale del più piccolo dei due numeri</text:p>
        </text:list-item>
      </text:list>
      <text:p text:style-name="P103"/>
      <text:p text:style-name="P104">Relazioni intercorrenti:</text:p>
      <text:p text:style-name="P105">Per poter lavorare sul progetto si è scelto di ragionare sulla definizione matematica delle tre<text:s/>congetture, che sono rispettivamente: <text:s/>quella di Beal, quella di Collatz e infine quella di Cramer.</text:p>
      <text:p text:style-name="P106">La congettura di Beal <text:s/>asserisce che se a x + b y = c z dove a, b, c, x, y, z ∈ N con a, b, c ≥ 1 e x, y, z ≥ 3, allora a, b, c hanno un fattore primo in<text:s/>comune.</text:p>
      <text:p text:style-name="P107">La congettura di Collatz asserisce che la funzione f : N&gt;0 → N&gt;0 definita ponendo</text:p>
      <text:p text:style-name="P108">f(n) = n/2 se n è pari ed f(n) = 3 · n + 1 se n è dispari, genera 1 dopo un numero finito di applicazioni ai numeri man mano ottenuti.</text:p>
      <text:p text:style-name="P109">Infine la congettura di Cramer<text:s/>asserisce che il valore assoluto della differenza tra due numeri primi consecutivi ≥ 11 è minore del quadrato del logaritmo naturale del più piccolo dei due numeri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3. Progettazione dell’algoritmo</text:p>
      <text:p text:style-name="P136">Scelte di progetto:</text:p>
      <text:list text:style-name="WWNum3">
        <text:list-item>
          <text:p text:style-name="P137">La prima<text:s/>scelta di progetto riguarda l’acquisizione tramite tastiera per la scelta della congettura <text:s/>da verificare.</text:p>
        </text:list-item>
        <text:list-item>
          <text:p text:style-name="P138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139">La terza scelta di progetto riguarda le condizioni per la terminazione della Congettura di Collatz in quanto, anche se non dimostrato, la stampa della sequenza terminerà sia se arriviamo a uno ma anche se arriviamo a zero.</text:p>
        </text:list-item>
      </text:list>
      <text:p text:style-name="P140">Passi dell’algoritmo:</text:p>
      <text:list text:style-name="WWNum12">
        <text:list-item text:start-value="1">
          <text:p text:style-name="P141">Come prima cosa si acquisisce da tastiera il valore numerico corrispondente alla congettura che si vuole scegliere.</text:p>
        </text:list-item>
      </text:list>
      <text:p text:style-name="P142"/>
      <text:list text:style-name="WWNum12" text:continue-numbering="true">
        <text:list-item>
          <text:p text:style-name="P143">Se si è optato per la congettura di Beal, si avrà in primo luogo una validazione dei valori numerici inseriti, <text:s/>affinché rispettino i parametri <text:s/>imposti dalla congettura stessa, ossia: l’inserimento di<text:s/>un valore maggiore-uguale di uno per quanto riguarda le basi (in questo caso a,b,c) e l’inserimento di un valore maggiore-uguale a tre per gli esponenti (in questo caso x,y,z).</text:p>
        </text:list-item>
      </text:list>
      <text:p text:style-name="P144">In seguito si avranno i rispettivi passaggi:</text:p>
      <text:p text:style-name="P145"/>
      <text:list text:style-name="LFO15" text:continue-numbering="true">
        <text:list-item>
          <text:list>
            <text:list-item>
              <text:list>
                <text:list-item>
                  <text:p text:style-name="P146">Si controllerà che l’equazione sia vera, in questo caso: <text:s/>a x + b y = c z, e lo si farà andando a sostituire i valori inseriti con le corrispondenti lettere dell’equazione, andandola poi a risolvere. A questo punto 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147"/>
      <text:list text:style-name="LFO15" text:continue-numbering="true">
        <text:list-item>
          <text:list>
            <text:list-item>
              <text:list>
                <text:list-item>
                  <text:p text:style-name="P148"><text:span text:style-name="T149">Dopo di ché, se si otterrà esito positivo, si proseguirà verifi</text:span><text:span text:style-name="T150">cando<text:s/></text:span><text:span text:style-name="T151">(</text:span><text:span text:style-name="T152">indipendentemente dall’esito ottenuto in precedenza)</text:span><text:span text:style-name="T153">,</text:span><text:span text:style-name="T154"><text:s/>attraverso una funzione apposita, quali siano i fattori primi in comune dei valori inseriti da tastiera. Per farlo si prenderanno tutti i numeri minori-uguali di a e si andrà a verificare sia che</text:span><text:span text:style-name="T155"><text:s/>siano numeri primi, sia che siano divisori per tutti e tre i valori iniziali. In questo modo troveremo i fattori primi in comune di tutti e tre i valori e di<text:s/></text:span><text:span text:style-name="T156">conseguenza si andrà a stampare l’esito a schermo.</text:span></text:p>
                </text:list-item>
              </text:list>
            </text:list-item>
          </text:list>
        </text:list-item>
      </text:list>
      <text:p text:style-name="P157"><text:span text:style-name="T158">// Lui chiede di stampare l’esito, non quali s</text:span><text:span text:style-name="T159">ono.. Stampiamo solo “ci sono fattori primi in comune” o li stampiamo tutti?</text:span><text:span text:style-name="T160"><text:s/>→<text:s/></text:span><text:span text:style-name="T161">corretto</text:span><text:span text:style-name="T162">- &gt; Quale dei due?</text:span></text:p>
      <text:list text:style-name="LFO15" text:continue-numbering="true">
        <text:list-item>
          <text:p text:style-name="P163">(3 non 2)Se si è optato per la congettura di Collatz, allora, si andrà ad acquisire un valore che deve, anche in questo caso, rispettare i parametri previsti, ossia che sia maggiore-uguale ad uno.</text:p>
        </text:list-item>
      </text:list>
      <text:p text:style-name="P164">In seguito si avrà la stampa a video della sequenza ottenuta, finchè non arriveremo a zero o uno, calcolata in questo modo:</text:p>
      <text:list text:style-name="LFO16" text:continue-numbering="true">
        <text:list-item>
          <text:p text:style-name="P165">se il numero acquisito è pari lo si dividerà per 2 (f(n) = n/2),</text:p>
        </text:list-item>
        <text:list-item>
          <text:p text:style-name="P166">se è dispari lo si moltiplica per tre e poi si addizionerà uno (f(n) = 3n +1</text:p>
        </text:list-item>
      </text:list>
      <text:p text:style-name="P167"/>
      <text:list text:style-name="LFO17" text:continue-numbering="true">
        <text:list-item>
          <text:p text:style-name="P168"><text:span text:style-name="T169">Se si</text:span><text:span text:style-name="T170"><text:s/>opta, invece, per la congettura di Cramer si chiederà di inserire un numero primo, che oltre che essere primo, e dunque validato attraverso una funzione apposita, dovrà essere maggiore-uguale di undici, come richiesto dalla definizione della congettura.</text:span></text:p>
        </text:list-item>
      </text:list>
      <text:p text:style-name="P171">Successivamente si andrà a trovare il numero primo successivo a quello inserito scorrendo tutti i numeri successivi, finché non troviamo un numero primo.</text:p>
      <text:p text:style-name="P172">A questo punto acquisiremo da tastiera il valore primo successivo da tastiera e lo valideremo confrontandolo con quello calcolato.</text:p>
      <text:p text:style-name="P173">Quindi:</text:p>
      <text:list text:style-name="LFO17" text:continue-numbering="true">
        <text:list-item>
          <text:list>
            <text:list-item>
              <text:list>
                <text:list-item>
                  <text:p text:style-name="P174">se il numero inserito è corretto, allora il programma procederà a calcolarne il valore assoluto della differenza, il quadrato del logaritmo naturale del numero primo più piccolo e poi stamperà i risultati a schermo.</text:p>
                </text:list-item>
              </text:list>
            </text:list-item>
          </text:list>
        </text:list-item>
      </text:list>
      <text:p text:style-name="P175"/>
      <text:list text:style-name="LFO17" text:continue-numbering="true">
        <text:list-item>
          <text:list>
            <text:list-item>
              <text:list>
                <text:list-item>
                  <text:p text:style-name="P176">se,<text:s/>invece, il valore non 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4. Implementazione dell’algoritmo</text:p>
      <text:p text:style-name="P196">Si riportano di seguito il Makefile ed il File sorgente:</text:p>
      <text:p text:style-name="P197">Makefile:</text:p>
      <text:p text:style-name="P198">progetto:<text:tab/><text:tab/>progetto.c</text:p>
      <text:soft-page-break/>
      <text:p text:style-name="P199"><text:tab/>gcc -ansi -Wall -Wpedantic -Werror progetto.c -o progetto -lm</text:p>
      <text:p text:style-name="P200"/>
      <text:p text:style-name="P201">File sorgente progetto.c:</text:p>
      <text:p text:style-name="P202">/* Inclusione delle librerie */</text:p>
      <text:p text:style-name="P203">#include &lt;stdio.h&gt;</text:p>
      <text:p text:style-name="P204">#include &lt;math.h&gt;</text:p>
      <text:p text:style-name="P205">#include &lt;stdlib.h&gt;</text:p>
      <text:p text:style-name="P206"/>
      <text:p text:style-name="P207">/* Dichiarazione delle funzioni */</text:p>
      <text:p text:style-name="P208"/>
      <text:p text:style-name="P209">/* Funzione per la validazione del menu*/</text:p>
      <text:p text:style-name="P210">int validator_cycle();</text:p>
      <text:p text:style-name="P211"/>
      <text:p text:style-name="P212">/* Funzione per la validazione di un intero maggiore/maggiore uguale di n*/</text:p>
      <text:p text:style-name="P213">int validator_num(int n,</text:p>
      <text:p text:style-name="P214"><text:span text:style-name="T215"><text:s text:c="18"/></text:span><text:span text:style-name="T216">char x);</text:span></text:p>
      <text:p text:style-name="P217"/>
      <text:p text:style-name="P218">/* Funzione che stabilisce se il numero inserito è un numero primo */</text:p>
      <text:p text:style-name="P219">int<text:s/>validator_first_num(int val);</text:p>
      <text:p text:style-name="P220"/>
      <text:p text:style-name="P221">/* Funzione per stabilire se ci sono fattori primi in comune */</text:p>
      <text:p text:style-name="P222">void common_first_num(int a,</text:p>
      <text:p text:style-name="P223"><text:span text:style-name="T224"><text:s text:c="22"/></text:span><text:span text:style-name="T225">int b,</text:span></text:p>
      <text:p text:style-name="P226"><text:s text:c="22"/>int c);</text:p>
      <text:p text:style-name="P227"/>
      <text:p text:style-name="P228">/* Funzione per validare la correttezza dell'equazione */</text:p>
      <text:p text:style-name="P229">void<text:s/>equation_validator(int a,</text:p>
      <text:p text:style-name="P230"><text:s text:c="24"/>int b,</text:p>
      <text:p text:style-name="P231"><text:s text:c="24"/>int c,</text:p>
      <text:p text:style-name="P232"><text:s text:c="24"/>int x,</text:p>
      <text:p text:style-name="P233"><text:span text:style-name="T234"><text:s text:c="24"/></text:span><text:span text:style-name="T235">int y,</text:span></text:p>
      <text:p text:style-name="P236"><text:s text:c="24"/>int z);</text:p>
      <text:p text:style-name="P237"/>
      <text:p text:style-name="P238">/* Funzione per la verifica della congettura di Beal */</text:p>
      <text:soft-page-break/>
      <text:p text:style-name="P239">void beal_conjecture();</text:p>
      <text:p text:style-name="P240"/>
      <text:p text:style-name="P241">/* Funzione per la verifica della congettura di Collatz */</text:p>
      <text:p text:style-name="P242">void collatz_conjecture();</text:p>
      <text:p text:style-name="P243"/>
      <text:p text:style-name="P244">/* Funzione per la validazione del numero primo successivo a quello inserito */</text:p>
      <text:p text:style-name="P245">int validator_next_first_num(int val);</text:p>
      <text:p text:style-name="P246"/>
      <text:p text:style-name="P247">/* Funzione per la verifica della<text:s/>congettura di Cramer */</text:p>
      <text:p text:style-name="P248">void cramer_conjecture();</text:p>
      <text:p text:style-name="P249"/>
      <text:p text:style-name="P250">/* Definizione della funzione main */</text:p>
      <text:p text:style-name="P251">int main()</text:p>
      <text:p text:style-name="P252">{</text:p>
      <text:p text:style-name="P253"><text:s text:c="4"/>int val; <text:s text:c="2"/>/* Input: variabile per la selezione nel menu */</text:p>
      <text:p text:style-name="P254"><text:s text:c="4"/></text:p>
      <text:p text:style-name="P255"><text:s text:c="4"/>/* Si stampa il menu */</text:p>
      <text:p text:style-name="P256"><text:s text:c="4"/>printf("Progetto di programmazione.\n");</text:p>
      <text:p text:style-name="P257"><text:s text:c="4"/>printf("Scegli quale congettura verificare tra le seguenti:\n");</text:p>
      <text:p text:style-name="P258"><text:s text:c="4"/>printf("0. Congettura di Beal.\n");</text:p>
      <text:p text:style-name="P259"><text:s text:c="4"/>printf("1. Congettura di Collatz\n");</text:p>
      <text:p text:style-name="P260"><text:s text:c="4"/>printf("2. Congettura di Cramer\n");</text:p>
      <text:p text:style-name="P261"><text:s text:c="4"/>printf("Inserisci valore corrispondente: ");</text:p>
      <text:p text:style-name="P262"><text:s text:c="4"/></text:p>
      <text:p text:style-name="P263"><text:s text:c="4"/>/* Si acquisisce la variabile per la scelta nel menu */</text:p>
      <text:p text:style-name="P264"><text:s text:c="4"/>val = validator_cycle();</text:p>
      <text:p text:style-name="P265"><text:s text:c="4"/></text:p>
      <text:p text:style-name="P266"><text:s text:c="4"/>/* Si avvia l'opzione inserita */</text:p>
      <text:p text:style-name="P267"><text:span text:style-name="T268"><text:s text:c="4"/></text:span><text:span text:style-name="T269">switch(val)</text:span></text:p>
      <text:p text:style-name="P270"><text:s text:c="4"/>{</text:p>
      <text:p text:style-name="P271"><text:s text:c="8"/>case 0:</text:p>
      <text:p text:style-name="P272"><text:s text:c="12"/>beal_conjecture();</text:p>
      <text:p text:style-name="P273"><text:s text:c="12"/>break;</text:p>
      <text:p text:style-name="P274"><text:s text:c="8"/>case 1:</text:p>
      <text:soft-page-break/>
      <text:p text:style-name="P275"><text:s text:c="12"/>collatz_conjecture();</text:p>
      <text:p text:style-name="P276"><text:s text:c="12"/>break;</text:p>
      <text:p text:style-name="P277"><text:s text:c="8"/>case 2:</text:p>
      <text:p text:style-name="P278"><text:s text:c="12"/>cramer_conjecture();</text:p>
      <text:p text:style-name="P279"><text:s text:c="12"/>break;</text:p>
      <text:p text:style-name="P280"><text:s text:c="4"/>}</text:p>
      <text:p text:style-name="P281"><text:s/></text:p>
      <text:p text:style-name="P282"><text:s text:c="4"/>return 0;</text:p>
      <text:p text:style-name="P283">}</text:p>
      <text:p text:style-name="P284"/>
      <text:p text:style-name="P285">/* Funzione per la validazione del menu*/</text:p>
      <text:p text:style-name="P286">int validator_cycle()</text:p>
      <text:p text:style-name="P287">{</text:p>
      <text:p text:style-name="P288"/>
      <text:p text:style-name="P289"><text:s text:c="4"/>int val, <text:s text:c="11"/>/* Input: <text:s/>variabile che identifica il valore<text:s/>inserito da validare */</text:p>
      <text:p text:style-name="P290"><text:s text:c="8"/>control; <text:s text:c="7"/>/* Lavoro: variabile di controllo della scanf */</text:p>
      <text:p text:style-name="P291"/>
      <text:p text:style-name="P292"><text:s text:c="4"/>/* Acquisisco valore */</text:p>
      <text:p text:style-name="P293"><text:s text:c="4"/>control = scanf("%d",</text:p>
      <text:p text:style-name="P294"><text:s text:c="20"/>&amp;val);</text:p>
      <text:p text:style-name="P295"><text:s text:c="4"/></text:p>
      <text:p text:style-name="P296"><text:s text:c="4"/>/* Avvio un ciclo quando il valore non è compreso tra 0 e 2 */</text:p>
      <text:p text:style-name="P297"><text:s text:c="4"/>while(val &lt; 0 ||</text:p>
      <text:p text:style-name="P298"><text:s text:c="10"/>val &gt; 2 ||</text:p>
      <text:p text:style-name="P299"><text:s text:c="10"/>control != 1)</text:p>
      <text:p text:style-name="P300"><text:s text:c="4"/>{</text:p>
      <text:p text:style-name="P301"><text:s text:c="12"/></text:p>
      <text:p text:style-name="P302"><text:s text:c="12"/>printf("Il valore non è corretto. Riprova: ");</text:p>
      <text:p text:style-name="P303"><text:s text:c="12"/>/* Pulisco il buffer */</text:p>
      <text:p text:style-name="P304"><text:s text:c="12"/>scanf("%*[^\n]");</text:p>
      <text:p text:style-name="P305"><text:s text:c="12"/>/* Riacquisisco il valore */</text:p>
      <text:p text:style-name="P306"><text:s text:c="12"/>control = scanf("%d",</text:p>
      <text:p text:style-name="P307"><text:s text:c="28"/>&amp;val);</text:p>
      <text:p text:style-name="P308"><text:s text:c="8"/></text:p>
      <text:soft-page-break/>
      <text:p text:style-name="P309"><text:s text:c="4"/>}</text:p>
      <text:p text:style-name="P310"><text:s text:c="4"/>/* Restituisco il valore validato */</text:p>
      <text:p text:style-name="P311"><text:s text:c="4"/>return val;</text:p>
      <text:p text:style-name="P312">}</text:p>
      <text:p text:style-name="P313"/>
      <text:p text:style-name="P314">/* Funzione per la validazione di un intero maggiore di n*/</text:p>
      <text:p text:style-name="P315">int validator_num(int n, <text:s text:c="11"/>/* Lavoro: variabile che identifica il valore da non superare */</text:p>
      <text:p text:style-name="P316"><text:s text:c="18"/>char x) <text:s text:c="10"/>/* Lavoro: variabile di controllo della stampa */</text:p>
      <text:p text:style-name="P317">{</text:p>
      <text:p text:style-name="P318"/>
      <text:p text:style-name="P319"><text:s text:c="4"/>int val, <text:s text:c="11"/>/* Input: <text:s/>variabile che identifica il valore inserito da validare */</text:p>
      <text:p text:style-name="P320"><text:s text:c="8"/>control; <text:s text:c="7"/>/* Lavoro: variabile di controllo della scanf */</text:p>
      <text:p text:style-name="P321"><text:s text:c="4"/></text:p>
      <text:p text:style-name="P322"><text:s text:c="4"/>/* Acquisisco valore */</text:p>
      <text:p text:style-name="P323"><text:s text:c="4"/>control = scanf("%d",</text:p>
      <text:p text:style-name="P324"><text:s text:c="20"/>&amp;val);</text:p>
      <text:p text:style-name="P325"><text:s text:c="4"/>/* Avvio un ciclo che impone che il valore sia maggiore di n */</text:p>
      <text:p text:style-name="P326"><text:s text:c="4"/>while(val &lt; n ||</text:p>
      <text:p text:style-name="P327"><text:s text:c="10"/>control != 1)</text:p>
      <text:p text:style-name="P328"><text:s text:c="4"/>{</text:p>
      <text:p text:style-name="P329"/>
      <text:p text:style-name="P330"><text:s text:c="12"/>/* Faccio un controllo per la stampa */</text:p>
      <text:p text:style-name="P331"><text:s text:c="12"/>if(x == 'y')</text:p>
      <text:p text:style-name="P332"><text:s text:c="12"/>{</text:p>
      <text:p text:style-name="P333"><text:s text:c="16"/>printf("Deve essere un NUMERO MAGGIORE di %d.\n"</text:p>
      <text:p text:style-name="P334"><text:s text:c="24"/>"Inserisci di nuovo: ",</text:p>
      <text:p text:style-name="P335"><text:s text:c="24"/>n-1);</text:p>
      <text:p text:style-name="P336"><text:s text:c="12"/>}else</text:p>
      <text:p text:style-name="P337"><text:s text:c="12"/>{</text:p>
      <text:p text:style-name="P338"><text:s text:c="16"/>printf("Deve essere un NUMERO MAGGIORE UGUALE di %d.\n"</text:p>
      <text:p text:style-name="P339"><text:s text:c="23"/>"Inserisci di nuovo: ",</text:p>
      <text:p text:style-name="P340"><text:s text:c="23"/>n);</text:p>
      <text:p text:style-name="P341"><text:s text:c="12"/>}</text:p>
      <text:p text:style-name="P342"><text:s text:c="12"/></text:p>
      <text:soft-page-break/>
      <text:p text:style-name="P343"><text:s text:c="12"/>/* Pulisco il buffer */</text:p>
      <text:p text:style-name="P344"><text:s text:c="12"/>scanf("%*[^\n]");</text:p>
      <text:p text:style-name="P345"><text:s text:c="3"/><text:s text:c="9"/>/* Riacquisisco il valore */</text:p>
      <text:p text:style-name="P346"><text:s text:c="12"/>control = scanf("%d",</text:p>
      <text:p text:style-name="P347"><text:s text:c="28"/>&amp;val); <text:s text:c="2"/></text:p>
      <text:p text:style-name="P348"><text:s text:c="4"/>}</text:p>
      <text:p text:style-name="P349"><text:s text:c="4"/>/* Restituisco il valore validato */</text:p>
      <text:p text:style-name="P350"><text:s text:c="4"/>return val;</text:p>
      <text:p text:style-name="P351">}</text:p>
      <text:p text:style-name="P352"/>
      <text:p text:style-name="P353">/* Funzione che stabilisce se il numero inserito è un numero primo */</text:p>
      <text:p text:style-name="P354">int validator_first_num(int val) <text:s text:c="3"/>/* Input: variabile che identifica il valore da validare */</text:p>
      <text:p text:style-name="P355">{</text:p>
      <text:p text:style-name="P356"><text:s text:c="4"/>int i; <text:s text:c="13"/>/* Lavoro: variabile contatore di ciclo */</text:p>
      <text:p text:style-name="P357"><text:s text:c="4"/>int control = 1; <text:s text:c="3"/>/* Lavoro: variabile di controllo che indica se il numero è primo */</text:p>
      <text:p text:style-name="P358"><text:s text:c="8"/></text:p>
      <text:p text:style-name="P359"><text:s text:c="4"/>/* <text:s/>Verifico che il numero inserito sia un numero primo</text:p>
      <text:p text:style-name="P360"><text:s text:c="8"/>dividendolo ogni volta per due in su e verificando</text:p>
      <text:p text:style-name="P361"><text:s text:c="8"/>se si ottiene un resto oppure no */</text:p>
      <text:p text:style-name="P362"><text:span text:style-name="T363"><text:s text:c="4"/></text:span><text:span text:style-name="T364">for(i = 2;</text:span></text:p>
      <text:p text:style-name="P365"><text:s text:c="8"/>control == 1 &amp;&amp;</text:p>
      <text:p text:style-name="P366"><text:s text:c="8"/>i &lt; val;</text:p>
      <text:p text:style-name="P367"><text:span text:style-name="T368"><text:s text:c="8"/></text:span><text:span text:style-name="T369">i++)</text:span></text:p>
      <text:p text:style-name="P370"><text:s text:c="4"/>{</text:p>
      <text:p text:style-name="P371"><text:s text:c="8"/>if(val%i<text:s/>== 0)</text:p>
      <text:p text:style-name="P372"><text:s text:c="8"/>{</text:p>
      <text:p text:style-name="P373"><text:s text:c="12"/>/* <text:s/>Se non c'è resto vuol dire che il numero</text:p>
      <text:p text:style-name="P374"><text:s text:c="16"/>non è primo poichè è divisibile perciò</text:p>
      <text:p text:style-name="P375"><text:s text:c="16"/>setto control a zero e richiedo un nuovo inserimento */</text:p>
      <text:p text:style-name="P376"><text:s text:c="12"/>control = 0;</text:p>
      <text:p text:style-name="P377"><text:s text:c="8"/>}</text:p>
      <text:p text:style-name="P378"><text:s text:c="4"/>}</text:p>
      <text:p text:style-name="P379"><text:s text:c="4"/>/* Restituisco il risultato */</text:p>
      <text:p text:style-name="P380"><text:s text:c="4"/>return control;</text:p>
      <text:soft-page-break/>
      <text:p text:style-name="P381">}</text:p>
      <text:p text:style-name="P382"/>
      <text:p text:style-name="P383">/* Funzione per stabilire se ci sono fattori primi in comune */</text:p>
      <text:p text:style-name="P384">void common_first_num(int a, <text:s text:c="7"/>/* Input: variabile che identifica il valore da confrontare */</text:p>
      <text:p text:style-name="P385"><text:s text:c="22"/>int b, <text:s text:c="7"/>/* Input: variabile che identifica il valore da confrontare */</text:p>
      <text:p text:style-name="P386"><text:s text:c="22"/>int c) <text:s text:c="7"/>/* Input: variabile che identifica il valore da confrontare */</text:p>
      <text:p text:style-name="P387">{</text:p>
      <text:p text:style-name="P388"><text:s text:c="4"/>int i, <text:s text:c="13"/>/* Lavoro: variabile contatore di ciclo */</text:p>
      <text:p text:style-name="P389"><text:s text:c="8"/>control = 0, <text:s text:c="3"/>/* Lavoro:<text:s/>variabile di controllo che identifica se un numero è primo */</text:p>
      <text:p text:style-name="P390"><text:s text:c="8"/>count = 0; <text:s text:c="5"/>/* Lavoro: variabile contatore che indica se c'è un fattore primo in comune */</text:p>
      <text:p text:style-name="P391"><text:s text:c="4"/></text:p>
      <text:p text:style-name="P392"><text:s text:c="4"/>/* Confronto i fattori primi di a con quelli di b e c */</text:p>
      <text:p text:style-name="P393"><text:s text:c="4"/>for(i = 2;</text:p>
      <text:p text:style-name="P394"><text:s text:c="8"/>i<text:s/>&lt;= a;</text:p>
      <text:p text:style-name="P395"><text:s text:c="8"/>i++)</text:p>
      <text:p text:style-name="P396"><text:s text:c="4"/>{</text:p>
      <text:p text:style-name="P397"><text:s text:c="8"/>/* Setto ogni volta la variabile control a 0</text:p>
      <text:p text:style-name="P398"><text:s text:c="12"/>ogni volta che si ripete il ciclo */</text:p>
      <text:p text:style-name="P399"><text:s text:c="8"/>control = 0;</text:p>
      <text:p text:style-name="P400"><text:s text:c="8"/></text:p>
      <text:p text:style-name="P401"><text:s text:c="8"/>/* Verifico prima di tutto che il fattore è primo */</text:p>
      <text:p text:style-name="P402"><text:span text:style-name="T403"><text:s text:c="8"/></text:span><text:span text:style-name="T404">control = validator_first_num</text:span><text:span text:style-name="T405">(i);</text:span></text:p>
      <text:p text:style-name="P406"><text:s text:c="8"/></text:p>
      <text:p text:style-name="P407"><text:span text:style-name="T408"><text:s text:c="8"/></text:span><text:span text:style-name="T409">/* Se il fattore è primo verifico che lo sia per tutti */</text:span></text:p>
      <text:p text:style-name="P410"><text:span text:style-name="T411"><text:s text:c="8"/></text:span><text:span text:style-name="T412">if(control == 1 &amp;&amp;</text:span></text:p>
      <text:p text:style-name="P413"><text:s text:c="11"/>a%i == 0 &amp;&amp;</text:p>
      <text:p text:style-name="P414"><text:s text:c="11"/>b%i == 0 &amp;&amp;</text:p>
      <text:p text:style-name="P415"><text:span text:style-name="T416"><text:s text:c="11"/></text:span><text:span text:style-name="T417">c%i == 0)</text:span></text:p>
      <text:p text:style-name="P418"><text:s text:c="8"/>{</text:p>
      <text:p text:style-name="P419"><text:s text:c="12"/>printf("Un fattore primo in comune è %d\n",i);</text:p>
      <text:p text:style-name="P420"><text:s text:c="11"/><text:s/>count++; <text:s text:c="3"/></text:p>
      <text:p text:style-name="P421"><text:s text:c="8"/>}</text:p>
      <text:p text:style-name="P422"><text:s text:c="4"/>}</text:p>
      <text:soft-page-break/>
      <text:p text:style-name="P423"><text:s text:c="4"/></text:p>
      <text:p text:style-name="P424"><text:s text:c="4"/>/* Se non ci sono fattori primi, lo stampo a video */</text:p>
      <text:p text:style-name="P425"><text:s text:c="4"/>if(count == 0)</text:p>
      <text:p text:style-name="P426"><text:s text:c="4"/>{</text:p>
      <text:p text:style-name="P427"><text:s text:c="8"/>printf("Non ci sono fattori primi in comune.\n");</text:p>
      <text:p text:style-name="P428"><text:s text:c="4"/>} <text:s/></text:p>
      <text:p text:style-name="P429">}</text:p>
      <text:p text:style-name="P430"/>
      <text:p text:style-name="P431">/* Funzione per validare la correttezza dell'equazione */</text:p>
      <text:p text:style-name="P432">void<text:s/>equation_validator(int a, <text:s text:c="5"/>/* Input: variabile che identifica il valore nell'equazione */</text:p>
      <text:p text:style-name="P433"><text:s text:c="24"/>int b, <text:s text:c="5"/>/* Input: variabile che identifica il valore nell'equazione */</text:p>
      <text:p text:style-name="P434"><text:s text:c="24"/>int c, <text:s text:c="5"/>/* Input: variabile che identifica il valore nell'equazione */</text:p>
      <text:p text:style-name="P435"><text:s text:c="24"/>int x, <text:s text:c="5"/>/* Input: variabile che identifica il valore nell'equazione */</text:p>
      <text:p text:style-name="P436"><text:s text:c="24"/>int y, <text:s text:c="5"/>/* Input: variabile che identifica il valore nell'equazione */</text:p>
      <text:p text:style-name="P437"><text:s text:c="22"/><text:s text:c="2"/>int z) <text:s text:c="5"/>/* Input: variabile che identifica il valore nell'equazione */</text:p>
      <text:p text:style-name="P438">{</text:p>
      <text:p text:style-name="P439"><text:s text:c="4"/></text:p>
      <text:p text:style-name="P440"><text:s text:c="4"/>/* Calcolo le varie potenze */</text:p>
      <text:p text:style-name="P441"><text:s text:c="4"/>a = pow(a,</text:p>
      <text:p text:style-name="P442"><text:span text:style-name="T443"><text:s text:c="12"/></text:span><text:span text:style-name="T444">x);</text:span></text:p>
      <text:p text:style-name="P445"><text:s text:c="4"/>b = pow(b,</text:p>
      <text:p text:style-name="P446"><text:s text:c="12"/>y);</text:p>
      <text:p text:style-name="P447"><text:s text:c="4"/>c = pow(c,</text:p>
      <text:p text:style-name="P448"><text:span text:style-name="T449"><text:s text:c="12"/></text:span><text:span text:style-name="T450">z);</text:span></text:p>
      <text:p text:style-name="P451"><text:s text:c="4"/></text:p>
      <text:p text:style-name="P452"><text:s text:c="4"/>/* Sommo a + b */</text:p>
      <text:p text:style-name="P453"><text:s text:c="4"/>a = a + b;</text:p>
      <text:p text:style-name="P454"><text:s text:c="4"/></text:p>
      <text:p text:style-name="P455"><text:s text:c="4"/>/* Verifico se è valida e se non è così, lo stampo a video */</text:p>
      <text:p text:style-name="P456"><text:s text:c="4"/>if(a != c)</text:p>
      <text:p text:style-name="P457"><text:s text:c="4"/>{</text:p>
      <text:p text:style-name="P458"><text:s text:c="8"/>printf("L'equazione non è valida.\n");</text:p>
      <text:p text:style-name="P459"><text:s text:c="4"/>} <text:s/></text:p>
      <text:p text:style-name="P460">}</text:p>
      <text:p text:style-name="P461"/>
      <text:p text:style-name="P462">/* Funzione per la verifica della congettura di Beal */</text:p>
      <text:p text:style-name="P463">void beal_conjecture()</text:p>
      <text:p text:style-name="P464">{</text:p>
      <text:p text:style-name="P465"><text:s text:c="4"/>int a, <text:s text:c="4"/>/*Input:<text:s/>variabile che identifica il valore di a */</text:p>
      <text:p text:style-name="P466"><text:s text:c="8"/>b, <text:s text:c="4"/>/*Input: variabile che identifica il valore di b */</text:p>
      <text:p text:style-name="P467"><text:s text:c="8"/>c, <text:s text:c="4"/>/*Input: variabile che identifica il valore di c */</text:p>
      <text:p text:style-name="P468"><text:s text:c="8"/>x, <text:s text:c="4"/>/*Input: variabile che identifica il valore di x */</text:p>
      <text:p text:style-name="P469"><text:s text:c="8"/>y, <text:s/><text:s text:c="3"/>/*Input: variabile che identifica il valore di y */</text:p>
      <text:p text:style-name="P470"><text:s text:c="8"/>z; <text:s text:c="4"/>/*Input: variabile che identifica il valore di z */</text:p>
      <text:p text:style-name="P471"><text:s text:c="4"/></text:p>
      <text:p text:style-name="P472"><text:s text:c="4"/>/* Acquisisco i dati */</text:p>
      <text:p text:style-name="P473"><text:s text:c="4"/>printf("Inserisci il valore di a: ");</text:p>
      <text:p text:style-name="P474"><text:s text:c="4"/>a = validator_num(1,</text:p>
      <text:p text:style-name="P475"><text:s text:c="22"/>'n');</text:p>
      <text:p text:style-name="P476"><text:s text:c="4"/>printf("Inserisci il valore di b: ");</text:p>
      <text:p text:style-name="P477"><text:s text:c="4"/>b = validator_num(1,</text:p>
      <text:p text:style-name="P478"><text:s text:c="22"/>'n');</text:p>
      <text:p text:style-name="P479"><text:s text:c="4"/>printf("Inserisci il valore di c: ");</text:p>
      <text:p text:style-name="P480"><text:s text:c="4"/>c = validator_num(1,</text:p>
      <text:p text:style-name="P481"><text:s text:c="22"/>'n');</text:p>
      <text:p text:style-name="P482"><text:s text:c="4"/>printf("Inserisci il valore di x: ");</text:p>
      <text:p text:style-name="P483"><text:s text:c="4"/>x = validator_num(3,</text:p>
      <text:p text:style-name="P484"><text:s text:c="5"/><text:s text:c="17"/>'n');</text:p>
      <text:p text:style-name="P485"><text:s text:c="4"/>printf("Inserisci il valore di y: ");</text:p>
      <text:p text:style-name="P486"><text:s text:c="4"/>y = validator_num(3,</text:p>
      <text:p text:style-name="P487"><text:s text:c="22"/>'n');</text:p>
      <text:p text:style-name="P488"><text:s text:c="4"/>printf("Inserisci il valore di z: ");</text:p>
      <text:p text:style-name="P489"><text:s text:c="4"/>z = validator_num(3,</text:p>
      <text:p text:style-name="P490"><text:s text:c="22"/>'n');</text:p>
      <text:p text:style-name="P491"><text:s text:c="4"/></text:p>
      <text:p text:style-name="P492"><text:s text:c="4"/>/* Verifico se l'equazione è<text:s/>valida */</text:p>
      <text:p text:style-name="P493"><text:span text:style-name="T494"><text:s text:c="4"/></text:span><text:span text:style-name="T495">equation_validator(a,</text:span></text:p>
      <text:p text:style-name="P496"><text:s text:c="23"/>b,</text:p>
      <text:soft-page-break/>
      <text:p text:style-name="P497"><text:s text:c="23"/>c,</text:p>
      <text:p text:style-name="P498"><text:span text:style-name="T499"><text:s text:c="23"/></text:span><text:span text:style-name="T500">x,</text:span></text:p>
      <text:p text:style-name="P501"><text:s text:c="23"/>y,</text:p>
      <text:p text:style-name="P502"><text:s text:c="23"/>z);</text:p>
      <text:p text:style-name="P503"><text:s text:c="4"/></text:p>
      <text:p text:style-name="P504"><text:s text:c="4"/>/* Verifico se sono presenti fattori primi in comune */</text:p>
      <text:p text:style-name="P505"><text:span text:style-name="T506"><text:s text:c="4"/></text:span><text:span text:style-name="T507">common_first_num(a,</text:span></text:p>
      <text:p text:style-name="P508"><text:s text:c="21"/>b,</text:p>
      <text:p text:style-name="P509"><text:span text:style-name="T510"><text:s text:c="21"/></text:span><text:span text:style-name="T511">c);</text:span></text:p>
      <text:p text:style-name="P512"/>
      <text:p text:style-name="P513">}</text:p>
      <text:p text:style-name="P514"/>
      <text:p text:style-name="P515">/* Funzione per la verifica della congettura di Collatz */</text:p>
      <text:p text:style-name="P516">void collatz_conjecture()</text:p>
      <text:p text:style-name="P517">{</text:p>
      <text:p text:style-name="P518"><text:s text:c="4"/></text:p>
      <text:p text:style-name="P519"><text:s text:c="4"/>int val; <text:s text:c="3"/>/* Input: Variabile che identifica il valore inserito */</text:p>
      <text:p text:style-name="P520"><text:s text:c="4"/></text:p>
      <text:p text:style-name="P521"><text:s text:c="4"/>printf("Inserisci valore: ");</text:p>
      <text:p text:style-name="P522"><text:s text:c="4"/>/* Acquisisco il valore */</text:p>
      <text:p text:style-name="P523"><text:s text:c="4"/>val = validator_num(1,</text:p>
      <text:p text:style-name="P524"><text:s text:c="24"/>'y');</text:p>
      <text:p text:style-name="P525"><text:s text:c="4"/></text:p>
      <text:p text:style-name="P526"><text:s text:c="4"/>/* Inizio a stampare la sequenza finchè non arrivo a uno */</text:p>
      <text:p text:style-name="P527"><text:s text:c="4"/>printf("La sequenza è:\n");</text:p>
      <text:p text:style-name="P528"><text:s text:c="4"/></text:p>
      <text:p text:style-name="P529"><text:span text:style-name="T530"><text:s text:c="4"/></text:span><text:span text:style-name="T531">printf("%d\n",</text:span></text:p>
      <text:p text:style-name="P532"><text:s text:c="11"/>val);</text:p>
      <text:p text:style-name="P533"><text:s text:c="4"/>while(val != 1)</text:p>
      <text:p text:style-name="P534"><text:span text:style-name="T535"><text:s text:c="4"/></text:span><text:span text:style-name="T536">{</text:span></text:p>
      <text:p text:style-name="P537"><text:s text:c="8"/>/* Stabilisco il caso in cui il numero è pari */</text:p>
      <text:p text:style-name="P538"><text:s text:c="8"/>if(val%2 == 0)</text:p>
      <text:p text:style-name="P539"><text:s text:c="8"/>{</text:p>
      <text:p text:style-name="P540"><text:s text:c="12"/>/* Lo divido per due e lo stampo */</text:p>
      <text:soft-page-break/>
      <text:p text:style-name="P541"><text:span text:style-name="T542"><text:s text:c="12"/></text:span><text:span text:style-name="T543">val = val/2;</text:span></text:p>
      <text:p text:style-name="P544"><text:s text:c="12"/>printf("%d\n",</text:p>
      <text:p text:style-name="P545"><text:s text:c="20"/>val);</text:p>
      <text:p text:style-name="P546"><text:s text:c="8"/>}else</text:p>
      <text:p text:style-name="P547"><text:span text:style-name="T548"><text:s text:c="8"/></text:span><text:span text:style-name="T549">{</text:span></text:p>
      <text:p text:style-name="P550"><text:s text:c="12"/>/*<text:s/>Se è dispari lo moltiplico per tre, aggiungo uno e lo stampo */</text:p>
      <text:p text:style-name="P551"><text:s text:c="12"/>val = val*3;</text:p>
      <text:p text:style-name="P552"><text:s text:c="12"/>val++;</text:p>
      <text:p text:style-name="P553"><text:s text:c="12"/>printf("%d\n",</text:p>
      <text:p text:style-name="P554"><text:s text:c="20"/>val);</text:p>
      <text:p text:style-name="P555"><text:s text:c="8"/>}</text:p>
      <text:p text:style-name="P556"><text:s text:c="4"/>}</text:p>
      <text:p text:style-name="P557">}</text:p>
      <text:p text:style-name="P558"/>
      <text:p text:style-name="P559">/* Funzione per la validazione del numero primo successivo a quello<text:s/>inserito */</text:p>
      <text:p text:style-name="P560">int validator_next_first_num(int val)</text:p>
      <text:p text:style-name="P561">{</text:p>
      <text:p text:style-name="P562"><text:s text:c="4"/></text:p>
      <text:p text:style-name="P563"><text:s text:c="4"/>int control = 0, <text:s text:c="3"/>/* Lavoro: variabile di controllo che indica se un numero è primo */</text:p>
      <text:p text:style-name="P564"><text:s text:c="8"/>next, <text:s text:c="10"/>/* Output: variabile che identifica il numero primo successivo */</text:p>
      <text:p text:style-name="P565"><text:s text:c="8"/>ins_val;<text:s text:c="8"/>/* Input: variabile che indica il valore inserito da validare */</text:p>
      <text:p text:style-name="P566"><text:s text:c="4"/></text:p>
      <text:p text:style-name="P567"><text:s text:c="4"/>/* Inizio dal valore successivo */</text:p>
      <text:p text:style-name="P568"><text:s text:c="4"/>val++;</text:p>
      <text:p text:style-name="P569"><text:s text:c="4"/></text:p>
      <text:p text:style-name="P570"><text:s text:c="4"/>/* <text:s/>Effettuo la verifica su ogni numero successivo al primo</text:p>
      <text:p text:style-name="P571"><text:s text:c="8"/>finchè non trovo quello primo */</text:p>
      <text:p text:style-name="P572"><text:span text:style-name="T573"><text:s text:c="4"/></text:span><text:span text:style-name="T574">for(next = val</text:span><text:span text:style-name="T575">;</text:span></text:p>
      <text:p text:style-name="P576"><text:s text:c="8"/>control == 0;</text:p>
      <text:p text:style-name="P577"><text:s text:c="8"/>next++)</text:p>
      <text:p text:style-name="P578"><text:s text:c="4"/>{</text:p>
      <text:p text:style-name="P579"><text:s text:c="8"/>control = validator_first_num(next);</text:p>
      <text:p text:style-name="P580"><text:span text:style-name="T581"><text:s text:c="4"/></text:span><text:span text:style-name="T582">}</text:span></text:p>
      <text:p text:style-name="P583"><text:s text:c="4"/></text:p>
      <text:soft-page-break/>
      <text:p text:style-name="P584"><text:s text:c="4"/>/* Correggo il valore */</text:p>
      <text:p text:style-name="P585"><text:s text:c="4"/>next--;</text:p>
      <text:p text:style-name="P586"/>
      <text:p text:style-name="P587"><text:s text:c="4"/>printf("Inserisci il numero primo successivo: ");</text:p>
      <text:p text:style-name="P588"><text:s text:c="4"/>/* <text:s/>Richiedo il numero primo successivo finchè non è</text:p>
      <text:p text:style-name="P589"><text:s/><text:s text:c="7"/>quello giusto */</text:p>
      <text:p text:style-name="P590"><text:s text:c="4"/>do{</text:p>
      <text:p text:style-name="P591"><text:s text:c="8"/>/* Acquisisco il valore */</text:p>
      <text:p text:style-name="P592"><text:s text:c="8"/>scanf("%d",</text:p>
      <text:p text:style-name="P593"><text:s text:c="14"/>&amp;ins_val);</text:p>
      <text:p text:style-name="P594"/>
      <text:p text:style-name="P595"><text:s text:c="8"/>/* Se non è il successivo stampo l'errore */</text:p>
      <text:p text:style-name="P596"><text:span text:style-name="T597"><text:s text:c="8"/></text:span><text:span text:style-name="T598">if(ins_val != next)</text:span></text:p>
      <text:p text:style-name="P599"><text:s text:c="8"/>{</text:p>
      <text:p text:style-name="P600"><text:s text:c="12"/>fflush(stdin);</text:p>
      <text:p text:style-name="P601"><text:span text:style-name="T602"><text:s text:c="12"/></text:span><text:span text:style-name="T603">printf("Non è</text:span><text:span text:style-name="T604"><text:s/>corretto. Riprova: ");</text:span></text:p>
      <text:p text:style-name="P605"><text:s text:c="8"/>}</text:p>
      <text:p text:style-name="P606"><text:s text:c="4"/>}while(ins_val != next);</text:p>
      <text:p text:style-name="P607"><text:s text:c="3"/></text:p>
      <text:p text:style-name="P608"><text:s text:c="3"/>/* Restituisco il valore successivo */</text:p>
      <text:p text:style-name="P609"><text:s text:c="3"/>return(next);</text:p>
      <text:p text:style-name="P610">}</text:p>
      <text:p text:style-name="P611"/>
      <text:p text:style-name="P612">/* Funzione per la verifica della congettura di Cramer */</text:p>
      <text:p text:style-name="P613">void cramer_conjecture()</text:p>
      <text:p text:style-name="P614">{</text:p>
      <text:p text:style-name="P615"/>
      <text:p text:style-name="P616"><text:s text:c="4"/>int val1, <text:s text:c="10"/>/* Input: variabile che identifica il primo numero primo validato */</text:p>
      <text:p text:style-name="P617"><text:s text:c="8"/>val2, <text:s text:c="10"/>/* Input: variabile che identifica il numero primo successivo */</text:p>
      <text:p text:style-name="P618"><text:s text:c="8"/>abs_diff, <text:s text:c="6"/>/* Output: variabile che identifica il valore assoluto della differenza */</text:p>
      <text:p text:style-name="P619"><text:s text:c="8"/>control;<text:s text:c="8"/>/* Lavoro: variabile di controllo che indica se il numero è primo */</text:p>
      <text:p text:style-name="P620"><text:s text:c="4"/>double squared_log; /* Output: variabile che identifica il quadrato del logaritmo naturale */</text:p>
      <text:p text:style-name="P621"><text:s text:c="4"/></text:p>
      <text:p text:style-name="P622"><text:s text:c="4"/>printf("Inserisci un numero primo: ");</text:p>
      <text:soft-page-break/>
      <text:p text:style-name="P623"><text:span text:style-name="T624"><text:s text:c="4"/></text:span><text:span text:style-name="T625">do{</text:span></text:p>
      <text:p text:style-name="P626"><text:s text:c="8"/>val1 = validator_num(12,</text:p>
      <text:p text:style-name="P627"><text:s text:c="28"/>'y');</text:p>
      <text:p text:style-name="P628"><text:s text:c="8"/>control = validator_first_num(val1);</text:p>
      <text:p text:style-name="P629"><text:s text:c="8"/></text:p>
      <text:p text:style-name="P630"><text:span text:style-name="T631"><text:s text:c="8"/></text:span><text:span text:style-name="T632">if(control == 0)</text:span></text:p>
      <text:p text:style-name="P633"><text:s text:c="8"/>{</text:p>
      <text:p text:style-name="P634"><text:s text:c="12"/>printf("Non è un numero primo.\n"</text:p>
      <text:p text:style-name="P635"><text:s text:c="24"/>"Inserisci di nuovo: ");</text:p>
      <text:p text:style-name="P636"><text:s text:c="8"/>}</text:p>
      <text:p text:style-name="P637"><text:span text:style-name="T638"><text:s text:c="4"/>}while(control<text:s/></text:span><text:span text:style-name="T639">!=<text:s/></text:span><text:span text:style-name="T640">1);</text:span></text:p>
      <text:p text:style-name="P641"><text:s text:c="4"/></text:p>
      <text:p text:style-name="P642"><text:s text:c="4"/>val2 = validator_next_first_num(val1);</text:p>
      <text:p text:style-name="P643"><text:s text:c="4"/>abs_diff = abs(val1-val2);</text:p>
      <text:p text:style-name="P644"><text:span text:style-name="T645"><text:s text:c="4"/></text:span><text:span text:style-name="T646">printf("Il valore assoluto della differenza tra i due numeri primi è %d\n",</text:span></text:p>
      <text:p text:style-name="P647"><text:span text:style-name="T648"><text:s text:c="12"/></text:span><text:span text:style-name="T649">abs_diff);</text:span></text:p>
      <text:p text:style-name="P650"><text:s text:c="4"/></text:p>
      <text:p text:style-name="P651"><text:s text:c="4"/>squared_log = log(val1);</text:p>
      <text:p text:style-name="P652"><text:s text:c="4"/>squared_log = pow(squared_log,</text:p>
      <text:p text:style-name="P653"><text:span text:style-name="T654"><text:s text:c="18"/></text:span><text:span text:style-name="T655">2);</text:span></text:p>
      <text:p text:style-name="P656"><text:s text:c="4"/>printf("Il quadrato del logartimo naturale del numero primo più piccolo è %.2f\n",</text:p>
      <text:p text:style-name="P657"><text:s text:c="12"/>squared_log);</text:p>
      <text:p text:style-name="P658"/>
      <text:p text:style-name="P659">}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>5. Testing del programma</text:p>
      <text:p text:style-name="P668">Vengono di seguito mostrati alcuni test significativi a dimostrazione del corretto</text:p>
      <text:p text:style-name="P669">funzionamento del programma su diverse tipologie di input:</text:p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>6. Verifica del programma</text:p>
      <text:p text:style-name="P702">Per la verifica del programma, mediante Triple di Hoare, si è scelto di prendere in</text:p>
      <text:soft-page-break/>
      <text:p text:style-name="P703">considerazione la sequenza di istruzioni che verifica<text:s/>la congettura di Collatz, in particolare la parte di codice nella quale viene definito se il valore sia pari o dispari. Per verificare formalmente la correttezza della sequenza di istruzioni ci serviamo della Tripla di Hoare, che dice:</text:p>
      <text:p text:style-name="P704">una tripla {Q} S {R}<text:s/>è vera se e solo se l’esecuzione di un’istruzione S soddisfa la sua precondizione {Q} prima ancora di iniziare e se alla fine della computazione la sua post-condizione {R} è soddisfatta.</text:p>
      <text:p text:style-name="P705"><text:s/>while(val != 1 || val != 0)</text:p>
      <text:p text:style-name="P706"><text:s text:c="4"/>{</text:p>
      <text:p text:style-name="P707"><text:s text:c="8"/>/* Stabilisco il caso in<text:s/>cui il numero è pari */</text:p>
      <text:p text:style-name="P708"><text:s text:c="8"/>if(val%2 == 0)</text:p>
      <text:p text:style-name="P709"><text:s text:c="8"/>{</text:p>
      <text:p text:style-name="P710"><text:s text:c="12"/>/* Lo divido per due e lo stampo */</text:p>
      <text:p text:style-name="P711"><text:span text:style-name="T712"><text:s text:c="12"/></text:span><text:span text:style-name="T713">val = val/2;</text:span></text:p>
      <text:p text:style-name="P714"><text:s text:c="12"/>printf("%d\n",</text:p>
      <text:p text:style-name="P715"><text:s text:c="20"/>val);</text:p>
      <text:p text:style-name="P716"><text:s text:c="8"/>}else</text:p>
      <text:p text:style-name="P717"><text:span text:style-name="T718"><text:s text:c="8"/></text:span><text:span text:style-name="T719">{</text:span></text:p>
      <text:p text:style-name="P720"><text:s text:c="12"/>/* Se è dispari lo moltiplico per tre, aggiungo uno e lo stampo */</text:p>
      <text:p text:style-name="P721"><text:s text:c="12"/>val = val*3;</text:p>
      <text:p text:style-name="P722"><text:s text:c="12"/>val++;</text:p>
      <text:p text:style-name="P723"><text:s text:c="12"/>printf("%d\n",</text:p>
      <text:p text:style-name="P724"><text:s text:c="20"/>val);</text:p>
      <text:p text:style-name="P725"><text:s text:c="8"/>}</text:p>
      <text:p text:style-name="P726"><text:s text:c="4"/>}</text:p>
      <text:p text:style-name="P727">definiamo la post-condizione R:</text:p>
      <text:p text:style-name="P728"><text:span text:style-name="T729">R = (∑</text:span><text:span text:style-name="T730">n</text:span><text:span text:style-name="T731">i=0</text:span><text:span text:style-name="T732"><text:s/>val ≠ 1 || val ≠ 0)</text:span></text:p>
      <text:p text:style-name="P733">Si può rendere poi la Tripla vera mettendo come precondizione vero in quanto:</text:p>
      <text:list text:style-name="LFO18" text:continue-numbering="true">
        <text:list-item>
          <text:p text:style-name="P734">Il predicato sarà:</text:p>
        </text:list-item>
      </text:list>
      <text:p text:style-name="P735"><text:span text:style-name="T736"><text:s text:c="8"/>P = (0≤<text:s/></text:span><text:span text:style-name="T737">𝑖</text:span><text:span text:style-name="T738"><text:s/>≤<text:s/></text:span><text:span text:style-name="T739">𝑛</text:span><text:span text:style-name="T740"><text:s/></text:span><text:span text:style-name="T741">ᴧ</text:span><text:span text:style-name="T742"><text:s/>∑</text:span><text:span text:style-name="T743">n</text:span><text:span text:style-name="T744">i=0</text:span><text:span text:style-name="T745"><text:s/>val ≠ 1|| val ≠ 0)</text:span></text:p>
      <text:list text:style-name="LFO19" text:continue-numbering="true">
        <text:list-item>
          <text:p text:style-name="P746">La funzione sarà:</text:p>
        </text:list-item>
      </text:list>
      <text:p text:style-name="P747"><text:s text:c="8"/>tr(i) = n – i</text:p>
      <text:p text:style-name="P748">Avendo soddisfatto le ipotesi possiamo dire che:</text:p>
      <text:p text:style-name="P749">L’invarianza:</text:p>
      <text:p text:style-name="P750">{P<text:s/>ᴧ<text:s/>i ≠n} val ≠ 1|| val ≠ 0 = val/2<text:s/>ᴧ<text:s/>val * 3 + 1 {P}</text:p>
      <text:p text:style-name="P751">Segue da:</text:p>
      <text:p text:style-name="P752"><text:span text:style-name="T753">P</text:span><text:span text:style-name="T754">i,i+1</text:span><text:span text:style-name="T755"><text:s/>= (0≤ i + 1 ≤ n<text:s/></text:span><text:span text:style-name="T756">ᴧ</text:span><text:span text:style-name="T757"><text:s/>∑</text:span><text:span text:style-name="T758">n</text:span><text:span text:style-name="T759">i+1=0</text:span><text:span text:style-name="T760"><text:s/>val ≠ 1|| val ≠ 0)</text:span></text:p>
      <text:p text:style-name="P761">e, denotato con P’ quest’ultimo predicato, da:</text:p>
      <text:p text:style-name="P762"><text:span text:style-name="T763">P’(val ≠ 1|| val ≠ 0), val/2, val*3+1 = (0≤<text:s/></text:span><text:span text:style-name="T764">𝑖</text:span><text:span text:style-name="T765"><text:s/>+ 1 ≤<text:s/></text:span><text:span text:style-name="T766">𝑛</text:span><text:span text:style-name="T767"><text:s/></text:span><text:span text:style-name="T768">ᴧ</text:span><text:span text:style-name="T769"><text:s/>∑</text:span><text:span text:style-name="T770">n</text:span><text:span text:style-name="T771">i+1=0</text:span><text:span text:style-name="T772"><text:s/>val/2<text:s/></text:span><text:span text:style-name="T773">ᴧ</text:span><text:span text:style-name="T774"><text:s/>val*3+1)</text:span></text:p>
      <text:p text:style-name="P775">In quanto, denotato con P’’ quest’ultimo predicato, si ha:</text:p>
      <text:p text:style-name="P776"><text:span text:style-name="T777">(P<text:s/></text:span><text:span text:style-name="T778">ᴧ</text:span><text:span text:style-name="T779"><text:s/>i ≠n) = (0≤<text:s/></text:span><text:span text:style-name="T780">𝑖</text:span><text:span text:style-name="T781"><text:s/>≤<text:s/></text:span><text:span text:style-name="T782">𝑛</text:span><text:span text:style-name="T783"><text:s/></text:span><text:span text:style-name="T784">ᴧ</text:span><text:span text:style-name="T785"><text:s/>val/2<text:s/></text:span><text:span text:style-name="T786">ᴧ</text:span><text:span text:style-name="T787"><text:s/>val*3+1 = ∑</text:span><text:span text:style-name="T788">n</text:span><text:span text:style-name="T789">i=0</text:span><text:span text:style-name="T790"><text:s/>val ≠ 1 || val ≠ 0<text:s/></text:span><text:span text:style-name="T791">ᴧ</text:span><text:span text:style-name="T792"><text:s/>i ≠n )</text:span></text:p>
      <text:soft-page-break/>
      <text:p text:style-name="P793">⊨<text:s/>P’’</text:p>
      <text:list text:style-name="LFO20" text:continue-numbering="true">
        <text:list-item>
          <text:p text:style-name="P794">Il progresso è garantito dal fatto che tr(i) decresce di un’unità ad ogni iterazione in quanto i viene incrementata di un’unità ad ogni iterazione.</text:p>
        </text:list-item>
      </text:list>
      <text:list text:style-name="LFO21" text:continue-numbering="true">
        <text:list-item>
          <text:p text:style-name="P795">La limitatezza segue da:</text:p>
        </text:list-item>
      </text:list>
      <text:p text:style-name="P796"><text:span text:style-name="T797"><text:s text:c="6"/>(P<text:s/></text:span><text:span text:style-name="T798">ᴧ</text:span><text:span text:style-name="T799"><text:s/>tr(i) ≤ 0) = (0≤<text:s/></text:span><text:span text:style-name="T800">𝑖</text:span><text:span text:style-name="T801"><text:s/>≤ n<text:s/></text:span><text:span text:style-name="T802">ᴧ</text:span><text:span text:style-name="T803"><text:s/>val/2<text:s/></text:span><text:span text:style-name="T804">ᴧ</text:span><text:span text:style-name="T805"><text:s/>val</text:span><text:span text:style-name="T806">*3+1 = ∑</text:span><text:span text:style-name="T807">n-1</text:span><text:span text:style-name="T808">i=0</text:span><text:span text:style-name="T809"><text:s/>val ≠ 1|| val ≠ 0<text:s/></text:span><text:span text:style-name="T810">ᴧ</text:span><text:span text:style-name="T811"><text:s/>n-i ≤ 0)</text:span></text:p>
      <text:p text:style-name="P812"><text:span text:style-name="T813"><text:s text:c="7"/>≡ (i = n<text:s/></text:span><text:span text:style-name="T814">ᴧ</text:span><text:span text:style-name="T815"><text:s/>val/2<text:s/></text:span><text:span text:style-name="T816">ᴧ</text:span><text:span text:style-name="T817"><text:s/>val*3+1 = ∑</text:span><text:span text:style-name="T818">n-1</text:span><text:span text:style-name="T819">i=0</text:span><text:span text:style-name="T820"><text:s/>val ≠ 1|| val ≠ 0)</text:span></text:p>
      <text:p text:style-name="P821"><text:span text:style-name="T822"><draw:connector draw:type="line" svg:x1="1.47162in" svg:y1="-0.00591in" svg:x2="1.40079in" svg:y2="0.15104in" draw:z-index="251658240" draw:id="id0" draw:style-name="a0" draw:name="Linea 1" text:anchor-type="paragraph"><svg:title/><svg:desc/></draw:connector></text:span><text:span text:style-name="T823"><text:s text:c="7"/>⊨ (i ≤ n-1)</text:span></text:p>
      <text:p text:style-name="P824">Poiché:</text:p>
      <text:p text:style-name="P825"><text:span text:style-name="T826"><draw:connector draw:type="line" svg:x1="1.11178in" svg:y1="-0.02126in" svg:x2="1.04094in" svg:y2="0.13568in" draw:z-index="251659264" draw:id="id1" draw:style-name="a1" draw:name="Linea 2" text:anchor-type="paragraph"><svg:title/><svg:desc/></draw:connector></text:span><text:span text:style-name="T827"><draw:connector draw:type="line" svg:x1="6.28422in" svg:y1="-0.02913in" svg:x2="6.21339in" svg:y2="0.12781in" draw:z-index="2" draw:id="id2" draw:style-name="a2" draw:name="Linea 3" text:anchor-type="paragraph"><svg:title/><svg:desc/></draw:connector></text:span><text:span text:style-name="T828">(P<text:s/></text:span><text:span text:style-name="T829">ᴧ</text:span><text:span text:style-name="T830"><text:s/>i ≤ n-1) = (0≤<text:s/></text:span><text:span text:style-name="T831">𝑖</text:span><text:span text:style-name="T832"><text:s/>≤ n<text:s/></text:span><text:span text:style-name="T833">ᴧ</text:span><text:span text:style-name="T834"><text:s/>val/2<text:s/></text:span><text:span text:style-name="T835">ᴧ</text:span><text:span text:style-name="T836"><text:s/>val*3+1 <text:s/>= ∑</text:span><text:span text:style-name="T837">n-1</text:span><text:span text:style-name="T838">i=0</text:span><text:span text:style-name="T839"><text:s/>val ≠ 1 <text:s/>|| val ≠ 0<text:s/></text:span><text:span text:style-name="T840">ᴧ</text:span><text:span text:style-name="T841"><text:s/>i ≤ n-1)</text:span></text:p>
      <text:p text:style-name="P842"><text:span text:style-name="T843">≡ (i = n<text:s/></text:span><text:span text:style-name="T844">ᴧ</text:span><text:span text:style-name="T845"><text:s/>val/2<text:s/></text:span><text:span text:style-name="T846">ᴧ</text:span><text:span text:style-name="T847"><text:s/>val*3+1 = ∑</text:span><text:span text:style-name="T848">n-1</text:span><text:span text:style-name="T849">i=0</text:span><text:span text:style-name="T850"><text:s/>val ≠ 1|| val ≠ 0)</text:span></text:p>
      <text:p text:style-name="P851">⊨<text:s/>R</text:p>
      <text:p text:style-name="P852">Da corollario del teorema dell’invariante di ciclo segue che P può essere usato come precondizione dell’intera istruzione di ripetizione.</text:p>
      <text:p text:style-name="P853">Proseguendo infine a ritroso si ottiene prima:</text:p>
      <text:p text:style-name="P854"><text:span text:style-name="T855">P</text:span><text:span text:style-name="T856">i,0</text:span><text:span text:style-name="T857"><text:s/>= (0≤ 0 ≤<text:s/></text:span><text:span text:style-name="T858">𝑛</text:span><text:span text:style-name="T859"><text:s/></text:span><text:span text:style-name="T860">ᴧ</text:span><text:span text:style-name="T861"><text:s/>val/2<text:s/></text:span><text:span text:style-name="T862">ᴧ</text:span><text:span text:style-name="T863"><text:s/>val*3+1 = ∑</text:span><text:span text:style-name="T864">n<text:s/></text:span><text:span text:style-name="T865">0=0</text:span><text:span text:style-name="T866"><text:s/>val ≠ 1|| val ≠ 0)</text:span></text:p>
      <text:p text:style-name="P867">≡ (val/2 = 0<text:s/>ᴧ<text:s/>val*3+1 = 0)</text:p>
      <text:p text:style-name="P868">e poi, denotato con P’’’ quest’ultimo predicato, si ha:</text:p>
      <text:p text:style-name="P869"><text:span text:style-name="T870">P’’’</text:span><text:span text:style-name="T871">val/2<text:s/></text:span><text:span text:style-name="T872">ᴧ</text:span><text:span text:style-name="T873"><text:s/>val*3+1,0</text:span><text:span text:style-name="T874"><text:s/>= (0=0) ≡ vero</text:span></text:p>
      <text:p text:style-name="P875"/>
      <text:p text:style-name="P876"/>
      <text:p text:style-name="P8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NumberingSymbols" style:display-name="Numbering Symbols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18" style:display-name="ListLabel 118" style:family="text"/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4" style:display-name="WWNum1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16" style:display-name="WWNum1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0" style:display-name="WWNum20">
      <text:list-level-style-bullet text:level="1" text:style-name="WW_CharLFO7LVL1" text:bullet-char="">
        <style:list-level-properties text:space-before="1.2965in" text:min-label-width="0.25in" text:list-level-position-and-space-mode="label-alignment">
          <style:list-level-label-alignment text:label-followed-by="listtab" fo:margin-left="1.546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965in" text:min-label-width="0.25in" text:list-level-position-and-space-mode="label-alignment">
          <style:list-level-label-alignment text:label-followed-by="listtab" fo:margin-left="3.046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965in" text:min-label-width="0.25in" text:list-level-position-and-space-mode="label-alignment">
          <style:list-level-label-alignment text:label-followed-by="listtab" fo:margin-left="4.546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965in" text:min-label-width="0.25in" text:list-level-position-and-space-mode="label-alignment">
          <style:list-level-label-alignment text:label-followed-by="listtab" fo:margin-left="5.046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965in" text:min-label-width="0.25in" text:list-level-position-and-space-mode="label-alignment">
          <style:list-level-label-alignment text:label-followed-by="listtab" fo:margin-left="5.546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19" style:display-name="WWNum19">
      <text:list-level-style-bullet text:level="1" text:style-name="WW_CharLFO8LVL1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825in" text:min-label-width="0.25in" text:list-level-position-and-space-mode="label-alignment">
          <style:list-level-label-alignment text:label-followed-by="listtab" fo:margin-left="1.0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1.075in" text:min-label-width="0.25in" text:list-level-position-and-space-mode="label-alignment">
          <style:list-level-label-alignment text:label-followed-by="listtab" fo:margin-left="1.32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325in" text:min-label-width="0.25in" text:list-level-position-and-space-mode="label-alignment">
          <style:list-level-label-alignment text:label-followed-by="listtab" fo:margin-left="1.57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575in" text:min-label-width="0.25in" text:list-level-position-and-space-mode="label-alignment">
          <style:list-level-label-alignment text:label-followed-by="listtab" fo:margin-left="1.8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825in" text:min-label-width="0.25in" text:list-level-position-and-space-mode="label-alignment">
          <style:list-level-label-alignment text:label-followed-by="listtab" fo:margin-left="2.0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2.075in" text:min-label-width="0.25in" text:list-level-position-and-space-mode="label-alignment">
          <style:list-level-label-alignment text:label-followed-by="listtab" fo:margin-left="2.32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325in" text:min-label-width="0.25in" text:list-level-position-and-space-mode="label-alignment">
          <style:list-level-label-alignment text:label-followed-by="listtab" fo:margin-left="2.57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575in" text:min-label-width="0.25in" text:list-level-position-and-space-mode="label-alignment">
          <style:list-level-label-alignment text:label-followed-by="listtab" fo:margin-left="2.8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825in" text:min-label-width="0.25in" text:list-level-position-and-space-mode="label-alignment">
          <style:list-level-label-alignment text:label-followed-by="listtab" fo:margin-left="3.0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2-12-16T17:44:00Z</meta:creation-date>
    <dc:date>2022-12-20T15:31:00Z</dc:date>
    <meta:template xlink:href="Normal.dotm" xlink:type="simple"/>
    <meta:editing-cycles>35</meta:editing-cycles>
    <meta:editing-duration>PT96060S</meta:editing-duration>
    <meta:document-statistic meta:page-count="20" meta:paragraph-count="44" meta:word-count="3348" meta:character-count="22392" meta:row-count="159" meta:non-whitespace-character-count="19088"/>
  </office:meta>
</office:document-meta>
</file>